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 svg:font-family="HelveticaNeue, 'Helvetica Neue', Helvetica, Arial, 'Lucida Grande', sans-serif"/>
    <style:font-face style:name="Mangal1" svg:font-family="Mangal"/>
    <style:font-face style:name="arial" svg:font-family="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variant="normal" fo:text-transform="none" fo:color="#212121" style:font-name="inherit" fo:font-size="9.60000038146973pt" fo:letter-spacing="normal" fo:language="en" fo:country="US" fo:font-style="normal" style:text-underline-style="solid" style:text-underline-width="auto" style:text-underline-color="font-color" fo:font-weight="normal" officeooo:rsid="001530aa" officeooo:paragraph-rsid="001530aa"/>
    </style:style>
    <style:style style:name="P2" style:family="paragraph" style:parent-style-name="Preformatted_20_Text">
      <style:paragraph-properties fo:margin-left="0in" fo:margin-right="0in" fo:widows="1" fo:text-indent="0in" style:auto-text-indent="false"/>
      <style:text-properties fo:font-variant="normal" fo:text-transform="none" fo:color="#212121" style:font-name="inherit" fo:font-size="9.60000038146973pt" fo:letter-spacing="normal" fo:language="en" fo:country="US" fo:font-style="normal" fo:font-weight="normal" officeooo:rsid="001628f8" officeooo:paragraph-rsid="001628f8"/>
    </style:style>
    <style:style style:name="P3" style:family="paragraph" style:parent-style-name="Preformatted_20_Text">
      <style:paragraph-properties fo:margin-left="0in" fo:margin-right="0in" fo:widows="1" fo:text-indent="0in" style:auto-text-indent="false"/>
      <style:text-properties fo:font-variant="normal" fo:text-transform="none" fo:color="#212121" style:font-name="inherit" fo:font-size="9.60000038146973pt" fo:letter-spacing="normal" fo:language="en" fo:country="US" fo:font-style="normal" fo:font-weight="normal" officeooo:rsid="0019bfef" officeooo:paragraph-rsid="0019bfef"/>
    </style:style>
    <style:style style:name="P4" style:family="paragraph" style:parent-style-name="Preformatted_20_Text">
      <style:paragraph-properties fo:margin-left="0in" fo:margin-right="0in" fo:widows="1" fo:text-indent="0in" style:auto-text-indent="false"/>
      <style:text-properties fo:font-variant="normal" fo:text-transform="none" fo:color="#212121" style:font-name="inherit" fo:font-size="9.60000038146973pt" fo:letter-spacing="normal" fo:language="en" fo:country="US" fo:font-style="normal" fo:font-weight="normal" officeooo:rsid="001e2256" officeooo:paragraph-rsid="001f4795"/>
    </style:style>
    <style:style style:name="P5" style:family="paragraph" style:parent-style-name="Preformatted_20_Text">
      <style:paragraph-properties fo:margin-left="0in" fo:margin-right="0in" fo:widows="1" fo:text-indent="0in" style:auto-text-indent="false"/>
      <style:text-properties fo:font-variant="normal" fo:text-transform="none" fo:color="#212121" style:font-name="inherit" fo:font-size="9.60000038146973pt" fo:letter-spacing="normal" fo:language="en" fo:country="US" fo:font-style="normal" style:text-underline-style="solid" style:text-underline-width="auto" style:text-underline-color="font-color" fo:font-weight="normal" officeooo:rsid="001530aa"/>
    </style:style>
    <style:style style:name="P6" style:family="paragraph" style:parent-style-name="Preformatted_20_Text">
      <style:paragraph-properties fo:margin-left="0in" fo:margin-right="0in" fo:widows="1" fo:text-indent="0in" style:auto-text-indent="false"/>
      <style:text-properties fo:font-variant="normal" fo:text-transform="none" fo:color="#212121" style:font-name="inherit" fo:font-size="9.60000038146973pt" fo:letter-spacing="normal" fo:language="en" fo:country="US" fo:font-style="normal" style:text-underline-style="solid" style:text-underline-width="auto" style:text-underline-color="font-color" fo:font-weight="normal" officeooo:rsid="00165291" officeooo:paragraph-rsid="00165291"/>
    </style:style>
    <style:style style:name="P7" style:family="paragraph" style:parent-style-name="Preformatted_20_Text">
      <style:paragraph-properties fo:margin-left="0in" fo:margin-right="0in" fo:widows="1" fo:text-indent="0in" style:auto-text-indent="false"/>
      <style:text-properties fo:font-variant="normal" fo:text-transform="none" fo:color="#212121" style:font-name="inherit" fo:font-size="9.60000038146973pt" fo:letter-spacing="normal" fo:language="en" fo:country="US" fo:font-style="normal" style:text-underline-style="solid" style:text-underline-width="auto" style:text-underline-color="font-color" fo:font-weight="normal" officeooo:rsid="0019bfef" officeooo:paragraph-rsid="0019bfef"/>
    </style:style>
    <style:style style:name="P8" style:family="paragraph" style:parent-style-name="Preformatted_20_Text">
      <style:paragraph-properties fo:margin-left="0in" fo:margin-right="0in" fo:widows="1" fo:text-indent="0in" style:auto-text-indent="false"/>
      <style:text-properties fo:font-variant="normal" fo:text-transform="none" fo:color="#212121" style:font-name="inherit" fo:font-size="9.60000038146973pt" fo:letter-spacing="normal" fo:language="en" fo:country="US" fo:font-style="normal" style:text-underline-style="solid" style:text-underline-width="auto" style:text-underline-color="font-color" fo:font-weight="normal" officeooo:rsid="001e2256" officeooo:paragraph-rsid="001f4795"/>
    </style:style>
    <style:style style:name="P9" style:family="paragraph" style:parent-style-name="Preformatted_20_Text">
      <style:paragraph-properties fo:margin-left="0in" fo:margin-right="0in" fo:widows="1" fo:text-indent="0in" style:auto-text-indent="false"/>
      <style:text-properties fo:font-variant="normal" fo:text-transform="none" fo:color="#212121" style:font-name="inherit" fo:font-size="9.60000038146973pt" fo:letter-spacing="normal" fo:language="en" fo:country="US" fo:font-style="normal" style:text-underline-style="solid" style:text-underline-width="auto" style:text-underline-color="font-color" fo:font-weight="normal" officeooo:rsid="00248798" officeooo:paragraph-rsid="00248798"/>
    </style:style>
    <style:style style:name="P10" style:family="paragraph" style:parent-style-name="Preformatted_20_Text">
      <style:paragraph-properties fo:margin-left="0in" fo:margin-right="0in" fo:widows="1" fo:text-indent="0in" style:auto-text-indent="false"/>
      <style:text-properties fo:font-variant="normal" fo:text-transform="none" fo:color="#212121" style:font-name="inherit" fo:font-size="9.60000038146973pt" fo:letter-spacing="normal" fo:language="en" fo:country="US" fo:font-style="normal" style:text-underline-style="solid" style:text-underline-width="auto" style:text-underline-color="font-color" fo:font-weight="normal" officeooo:rsid="00273a6f" officeooo:paragraph-rsid="00273a6f"/>
    </style:style>
    <style:style style:name="P11" style:family="paragraph" style:parent-style-name="Standard">
      <style:paragraph-properties fo:margin-left="0in" fo:margin-right="0in" fo:widows="1" fo:text-indent="0in" style:auto-text-indent="false"/>
      <style:text-properties fo:font-variant="normal" fo:text-transform="none" fo:color="#222222" style:font-name="arial" fo:font-size="7.19999980926514pt" fo:letter-spacing="normal" fo:font-style="normal" fo:font-weight="normal"/>
    </style:style>
    <style:style style:name="P12" style:family="paragraph" style:parent-style-name="Standard">
      <style:paragraph-properties fo:margin-left="0in" fo:margin-right="0in" fo:widows="1" fo:text-indent="0in" style:auto-text-indent="false"/>
      <style:text-properties fo:font-variant="normal" fo:text-transform="none" fo:color="#000000" style:font-name="HelveticaNeue" fo:font-size="9.60000038146973pt" fo:letter-spacing="normal" fo:font-style="normal" style:text-underline-style="solid" style:text-underline-width="auto" style:text-underline-color="font-color" fo:font-weight="normal" officeooo:rsid="0019bfef" officeooo:paragraph-rsid="0019bfef"/>
    </style:style>
    <style:style style:name="P13" style:family="paragraph" style:parent-style-name="Standard">
      <style:paragraph-properties fo:margin-left="0in" fo:margin-right="0in" fo:widows="1" fo:text-indent="0in" style:auto-text-indent="false"/>
      <style:text-properties officeooo:rsid="001530aa"/>
    </style:style>
    <style:style style:name="P14" style:family="paragraph" style:parent-style-name="Standard">
      <style:paragraph-properties fo:margin-left="0in" fo:margin-right="0in" fo:widows="1" fo:text-indent="0in" style:auto-text-indent="false"/>
      <style:text-properties officeooo:rsid="001628f8" officeooo:paragraph-rsid="001628f8"/>
    </style:style>
    <style:style style:name="P15" style:family="paragraph" style:parent-style-name="Standard">
      <style:paragraph-properties fo:margin-left="0in" fo:margin-right="0in" fo:widows="1" fo:text-indent="0in" style:auto-text-indent="false"/>
      <style:text-properties style:text-underline-style="solid" style:text-underline-width="auto" style:text-underline-color="font-color" officeooo:rsid="001628f8" officeooo:paragraph-rsid="001628f8"/>
    </style:style>
    <style:style style:name="P16" style:family="paragraph" style:parent-style-name="Standard">
      <style:paragraph-properties fo:margin-left="0in" fo:margin-right="0in" fo:widows="1" fo:text-indent="0in" style:auto-text-indent="false"/>
      <style:text-properties style:text-underline-style="solid" style:text-underline-width="auto" style:text-underline-color="font-color" officeooo:rsid="0019bfef" officeooo:paragraph-rsid="0019bfef"/>
    </style:style>
    <style:style style:name="P17" style:family="paragraph" style:parent-style-name="Standard">
      <style:paragraph-properties fo:margin-left="0in" fo:margin-right="0in" fo:widows="1" fo:text-indent="0in" style:auto-text-indent="false"/>
      <style:text-properties style:text-underline-style="solid" style:text-underline-width="auto" style:text-underline-color="font-color" officeooo:rsid="001e2256" officeooo:paragraph-rsid="001e2256"/>
    </style:style>
    <style:style style:name="P18" style:family="paragraph" style:parent-style-name="Standard">
      <style:paragraph-properties fo:margin-left="0in" fo:margin-right="0in" fo:widows="1" fo:text-indent="0in" style:auto-text-indent="false"/>
      <style:text-properties style:text-underline-style="solid" style:text-underline-width="auto" style:text-underline-color="font-color" officeooo:rsid="00248798" officeooo:paragraph-rsid="00248798"/>
    </style:style>
    <style:style style:name="P19" style:family="paragraph" style:parent-style-name="Standard">
      <style:paragraph-properties fo:margin-left="0in" fo:margin-right="0in" fo:widows="1" fo:text-indent="0in" style:auto-text-indent="false"/>
      <style:text-properties style:text-underline-style="solid" style:text-underline-width="auto" style:text-underline-color="font-color" officeooo:rsid="00263627" officeooo:paragraph-rsid="00263627"/>
    </style:style>
    <style:style style:name="P20" style:family="paragraph" style:parent-style-name="Standard">
      <style:paragraph-properties fo:margin-left="0in" fo:margin-right="0in" fo:widows="1" fo:text-indent="0in" style:auto-text-indent="false"/>
      <style:text-properties style:text-underline-style="solid" style:text-underline-width="auto" style:text-underline-color="font-color" officeooo:rsid="00273a6f" officeooo:paragraph-rsid="00273a6f"/>
    </style:style>
    <style:style style:name="P21" style:family="paragraph" style:parent-style-name="Standard">
      <style:paragraph-properties fo:margin-left="0in" fo:margin-right="0in" fo:widows="1" fo:text-indent="0in" style:auto-text-indent="false"/>
      <style:text-properties officeooo:rsid="00165291" officeooo:paragraph-rsid="00165291"/>
    </style:style>
    <style:style style:name="P22" style:family="paragraph" style:parent-style-name="Standard">
      <style:paragraph-properties fo:margin-left="0in" fo:margin-right="0in" fo:widows="1" fo:text-indent="0in" style:auto-text-indent="false"/>
      <style:text-properties officeooo:rsid="0019bfef" officeooo:paragraph-rsid="0019bfef"/>
    </style:style>
    <style:style style:name="P23" style:family="paragraph" style:parent-style-name="Standard">
      <style:paragraph-properties fo:margin-left="0in" fo:margin-right="0in" fo:widows="1" fo:text-indent="0in" style:auto-text-indent="false"/>
      <style:text-properties officeooo:rsid="0019bfef" officeooo:paragraph-rsid="001b3616"/>
    </style:style>
    <style:style style:name="P24" style:family="paragraph" style:parent-style-name="Standard">
      <style:paragraph-properties fo:margin-left="0in" fo:margin-right="0in" fo:widows="1" fo:text-indent="0in" style:auto-text-indent="false"/>
      <style:text-properties officeooo:rsid="001e2256" officeooo:paragraph-rsid="001e2256"/>
    </style:style>
    <style:style style:name="P25" style:family="paragraph" style:parent-style-name="Standard">
      <style:paragraph-properties fo:margin-left="0in" fo:margin-right="0in" fo:widows="1" fo:text-indent="0in" style:auto-text-indent="false"/>
      <style:text-properties officeooo:rsid="001e2256" officeooo:paragraph-rsid="001f4795"/>
    </style:style>
    <style:style style:name="P26" style:family="paragraph" style:parent-style-name="Standard">
      <style:paragraph-properties fo:margin-left="0in" fo:margin-right="0in" fo:widows="1" fo:text-indent="0in" style:auto-text-indent="false"/>
      <style:text-properties officeooo:rsid="00248798" officeooo:paragraph-rsid="00248798"/>
    </style:style>
    <style:style style:name="P27" style:family="paragraph" style:parent-style-name="Standard">
      <style:paragraph-properties fo:margin-left="0in" fo:margin-right="0in" fo:widows="1" fo:text-indent="0in" style:auto-text-indent="false"/>
      <style:text-properties officeooo:rsid="0025d776" officeooo:paragraph-rsid="0025d776"/>
    </style:style>
    <style:style style:name="P28" style:family="paragraph" style:parent-style-name="Standard">
      <style:paragraph-properties fo:margin-left="0in" fo:margin-right="0in" fo:widows="1" fo:text-indent="0in" style:auto-text-indent="false"/>
      <style:text-properties officeooo:rsid="00263627" officeooo:paragraph-rsid="00263627"/>
    </style:style>
    <style:style style:name="P29" style:family="paragraph" style:parent-style-name="Standard">
      <style:paragraph-properties fo:margin-left="0in" fo:margin-right="0in" fo:widows="1" fo:text-indent="0in" style:auto-text-indent="false"/>
      <style:text-properties officeooo:rsid="00273a6f" officeooo:paragraph-rsid="00273a6f"/>
    </style:style>
    <style:style style:name="P30" style:family="paragraph" style:parent-style-name="Standard">
      <style:paragraph-properties fo:margin-left="0in" fo:margin-right="0in" fo:widows="1" fo:text-indent="0in" style:auto-text-indent="false"/>
      <style:text-properties officeooo:rsid="0027e4c8" officeooo:paragraph-rsid="0027e4c8"/>
    </style:style>
    <style:style style:name="P31" style:family="paragraph" style:parent-style-name="Standard">
      <style:paragraph-properties fo:margin-left="0in" fo:margin-right="0in" fo:widows="1" fo:text-indent="0in" style:auto-text-indent="false"/>
      <style:text-properties fo:font-size="15pt" officeooo:rsid="0027e4c8" officeooo:paragraph-rsid="0027e4c8" style:font-size-asian="15pt" style:font-size-complex="15pt"/>
    </style:style>
    <style:style style:name="P32" style:family="paragraph" style:parent-style-name="Standard">
      <style:paragraph-properties fo:margin-left="0in" fo:margin-right="0in" fo:widows="1" fo:text-indent="0in" style:auto-text-indent="false" style:writing-mode="lr-tb"/>
      <style:text-properties fo:font-variant="normal" fo:text-transform="none" fo:color="#000000" style:font-name="HelveticaNeue" fo:font-size="9.60000038146973pt" fo:letter-spacing="normal" fo:font-style="normal" fo:font-weight="normal"/>
    </style:style>
    <style:style style:name="P33" style:family="paragraph" style:parent-style-name="Preformatted_20_Text">
      <style:paragraph-properties fo:margin-top="0in" fo:margin-bottom="0in" loext:contextual-spacing="false" style:line-height-at-least="0.2in" fo:text-align="start" style:justify-single-word="false" fo:widows="1" fo:padding="0in" fo:border="none" style:writing-mode="lr-tb"/>
    </style:style>
    <style:style style:name="P34" style:family="paragraph" style:parent-style-name="Preformatted_20_Text">
      <style:paragraph-properties fo:margin-top="0in" fo:margin-bottom="0in" loext:contextual-spacing="false" style:line-height-at-least="0.2in" fo:text-align="start" style:justify-single-word="false" fo:widows="1" fo:padding="0in" fo:border="none" style:writing-mode="lr-tb"/>
      <style:text-properties fo:font-variant="normal" fo:text-transform="none" fo:color="#212121" style:font-name="inherit" fo:font-size="9.60000038146973pt" fo:letter-spacing="normal" fo:language="en" fo:country="US" fo:font-style="normal" fo:font-weight="normal"/>
    </style:style>
    <style:style style:name="P35" style:family="paragraph" style:parent-style-name="Preformatted_20_Text">
      <style:paragraph-properties fo:margin-top="0in" fo:margin-bottom="0in" loext:contextual-spacing="false" style:line-height-at-least="0.2in" fo:text-align="start" style:justify-single-word="false" fo:widows="1" fo:padding="0in" fo:border="none" style:writing-mode="lr-tb"/>
      <style:text-properties fo:font-variant="normal" fo:text-transform="none" fo:color="#212121" style:font-name="inherit" fo:font-size="9.60000038146973pt" fo:letter-spacing="normal" fo:language="en" fo:country="US" fo:font-style="normal" fo:font-weight="normal" officeooo:paragraph-rsid="0017c6c2"/>
    </style:style>
    <style:style style:name="P36" style:family="paragraph" style:parent-style-name="Preformatted_20_Text">
      <style:paragraph-properties fo:margin-top="0in" fo:margin-bottom="0in" loext:contextual-spacing="false" style:line-height-at-least="0.2in" fo:text-align="start" style:justify-single-word="false" fo:widows="1" fo:padding="0in" fo:border="none" style:writing-mode="lr-tb"/>
      <style:text-properties fo:font-variant="normal" fo:text-transform="none" fo:color="#212121" style:font-name="inherit" fo:font-size="9.60000038146973pt" fo:letter-spacing="normal" fo:language="en" fo:country="US" fo:font-style="normal" fo:font-weight="normal" officeooo:paragraph-rsid="001c6f69"/>
    </style:style>
    <style:style style:name="P37" style:family="paragraph" style:parent-style-name="Preformatted_20_Text">
      <style:paragraph-properties fo:margin-top="0in" fo:margin-bottom="0in" loext:contextual-spacing="false" style:line-height-at-least="0.2in" fo:text-align="start" style:justify-single-word="false" fo:widows="1" fo:padding="0in" fo:border="none" style:writing-mode="lr-tb"/>
      <style:text-properties fo:font-variant="normal" fo:text-transform="none" fo:color="#212121" style:font-name="inherit" fo:font-size="9.60000038146973pt" fo:letter-spacing="normal" fo:language="en" fo:country="US" fo:font-style="normal" fo:font-weight="normal" officeooo:paragraph-rsid="00241795"/>
    </style:style>
    <style:style style:name="P38" style:family="paragraph" style:parent-style-name="Preformatted_20_Text">
      <style:paragraph-properties fo:margin-top="0in" fo:margin-bottom="0in" loext:contextual-spacing="false" style:line-height-at-least="0.2in" fo:text-align="start" style:justify-single-word="false" fo:widows="1" fo:padding="0in" fo:border="none" style:writing-mode="lr-tb"/>
      <style:text-properties fo:font-variant="normal" fo:text-transform="none" fo:color="#212121" style:font-name="inherit" fo:font-size="9.60000038146973pt" fo:letter-spacing="normal" fo:language="en" fo:country="US" fo:font-style="normal" fo:font-weight="normal" officeooo:rsid="00226544" officeooo:paragraph-rsid="00226544"/>
    </style:style>
    <style:style style:name="P39" style:family="paragraph" style:parent-style-name="Preformatted_20_Text">
      <style:paragraph-properties fo:margin-top="0in" fo:margin-bottom="0in" loext:contextual-spacing="false" style:line-height-at-least="0.2in" fo:text-align="start" style:justify-single-word="false" fo:widows="1" fo:padding="0in" fo:border="none" style:writing-mode="lr-tb"/>
      <style:text-properties fo:font-variant="normal" fo:text-transform="none" fo:color="#212121" style:font-name="inherit" fo:font-size="9.60000038146973pt" fo:letter-spacing="normal" fo:language="en" fo:country="US" fo:font-style="normal" style:text-underline-style="solid" style:text-underline-width="auto" style:text-underline-color="font-color" fo:font-weight="normal"/>
    </style:style>
    <style:style style:name="P40" style:family="paragraph" style:parent-style-name="Preformatted_20_Text">
      <style:paragraph-properties fo:margin-top="0in" fo:margin-bottom="0in" loext:contextual-spacing="false" style:line-height-at-least="0.2in" fo:text-align="start" style:justify-single-word="false" fo:widows="1" fo:padding="0in" fo:border="none" style:writing-mode="lr-tb"/>
      <style:text-properties fo:font-variant="normal" fo:text-transform="none" fo:color="#212121" fo:letter-spacing="normal"/>
    </style:style>
    <style:style style:name="P41" style:family="paragraph" style:parent-style-name="Preformatted_20_Text">
      <style:paragraph-properties fo:margin-top="0in" fo:margin-bottom="0in" loext:contextual-spacing="false" style:line-height-at-least="0.2in" fo:text-align="start" style:justify-single-word="false" fo:widows="1" fo:padding="0in" fo:border="none" style:writing-mode="lr-tb"/>
      <style:text-properties fo:font-variant="normal" fo:text-transform="none" fo:color="#212121" fo:letter-spacing="normal" officeooo:paragraph-rsid="00241795"/>
    </style:style>
    <style:style style:name="P42" style:family="paragraph" style:parent-style-name="Preformatted_20_Text">
      <style:paragraph-properties fo:margin-top="0in" fo:margin-bottom="0in" loext:contextual-spacing="false" style:line-height-at-least="0.2in" fo:text-align="start" style:justify-single-word="false" fo:widows="1" fo:padding="0in" fo:border="none" style:writing-mode="lr-tb"/>
      <style:text-properties style:text-underline-style="solid" style:text-underline-width="auto" style:text-underline-color="font-color"/>
    </style:style>
    <style:style style:name="P43" style:family="paragraph" style:parent-style-name="Standard">
      <style:text-properties officeooo:rsid="001530aa" officeooo:paragraph-rsid="001530aa"/>
    </style:style>
    <style:style style:name="P44" style:family="paragraph" style:parent-style-name="Standard">
      <style:text-properties style:text-underline-style="solid" style:text-underline-width="auto" style:text-underline-color="font-color" officeooo:rsid="001530aa" officeooo:paragraph-rsid="001530aa"/>
    </style:style>
    <style:style style:name="P45" style:family="paragraph" style:parent-style-name="Standard">
      <style:text-properties fo:font-variant="normal" fo:text-transform="none" fo:color="#222222" style:font-name="arial" fo:font-size="7.19999980926514pt" fo:letter-spacing="normal" fo:font-style="normal" fo:font-weight="normal" officeooo:rsid="001530aa" officeooo:paragraph-rsid="001530aa"/>
    </style:style>
    <style:style style:name="P46" style:family="paragraph" style:parent-style-name="Standard">
      <style:text-properties officeooo:rsid="002afae8" officeooo:paragraph-rsid="002afae8"/>
    </style:style>
    <style:style style:name="P47" style:family="paragraph" style:parent-style-name="Standard">
      <style:paragraph-properties fo:line-height="115%" fo:break-before="auto" fo:break-after="auto" style:writing-mode="lr-tb"/>
      <style:text-properties fo:color="#222222" fo:font-size="9pt" style:text-underline-style="solid" style:text-underline-width="auto" style:text-underline-color="font-color" fo:font-weight="bold" officeooo:rsid="001530aa" officeooo:paragraph-rsid="001530aa" fo:background-color="#00ff00" style:font-size-asian="9pt" style:font-weight-asian="bold" style:font-size-complex="9pt" style:font-weight-complex="bold"/>
    </style:style>
    <style:style style:name="T1" style:family="text">
      <style:text-properties officeooo:rsid="001530aa"/>
    </style:style>
    <style:style style:name="T2" style:family="text">
      <style:text-properties loext:padding="0in" loext:border="none"/>
    </style:style>
    <style:style style:name="T3" style:family="text">
      <style:text-properties officeooo:rsid="001628f8"/>
    </style:style>
    <style:style style:name="T4" style:family="text">
      <style:text-properties officeooo:rsid="00165291"/>
    </style:style>
    <style:style style:name="T5" style:family="text">
      <style:text-properties officeooo:rsid="0017c6c2"/>
    </style:style>
    <style:style style:name="T6" style:family="text">
      <style:text-properties style:font-name="inherit" fo:font-size="9.60000038146973pt" fo:language="en" fo:country="US" fo:font-style="normal" fo:font-weight="normal"/>
    </style:style>
    <style:style style:name="T7" style:family="text">
      <style:text-properties style:font-name="inherit" fo:font-size="9.60000038146973pt" fo:language="en" fo:country="US" fo:font-style="normal" fo:font-weight="normal" officeooo:rsid="001c6f69"/>
    </style:style>
    <style:style style:name="T8" style:family="text">
      <style:text-properties style:font-name="inherit" fo:font-size="9.60000038146973pt" fo:language="en" fo:country="US" fo:font-style="normal" fo:font-weight="normal" officeooo:rsid="001e2256"/>
    </style:style>
    <style:style style:name="T9" style:family="text">
      <style:text-properties style:font-name="inherit" fo:font-size="9.60000038146973pt" fo:language="en" fo:country="US" fo:font-style="normal" fo:font-weight="normal" officeooo:rsid="00241795"/>
    </style:style>
    <style:style style:name="T10" style:family="text">
      <style:text-properties officeooo:rsid="0019bfef"/>
    </style:style>
    <style:style style:name="T11" style:family="text">
      <style:text-properties officeooo:rsid="001b3616"/>
    </style:style>
    <style:style style:name="T12" style:family="text">
      <style:text-properties officeooo:rsid="001c0e80"/>
    </style:style>
    <style:style style:name="T13" style:family="text">
      <style:text-properties officeooo:rsid="001c6f69"/>
    </style:style>
    <style:style style:name="T14" style:family="text">
      <style:text-properties officeooo:rsid="001e2256"/>
    </style:style>
    <style:style style:name="T15" style:family="text">
      <style:text-properties officeooo:rsid="001f4795"/>
    </style:style>
    <style:style style:name="T16" style:family="text">
      <style:text-properties fo:font-size="12pt" style:font-size-asian="12pt" style:font-size-complex="12pt"/>
    </style:style>
    <style:style style:name="T17" style:family="text">
      <style:text-properties officeooo:rsid="00207b44"/>
    </style:style>
    <style:style style:name="T18" style:family="text">
      <style:text-properties officeooo:rsid="00226544"/>
    </style:style>
    <style:style style:name="T19" style:family="text">
      <style:text-properties officeooo:rsid="00241795"/>
    </style:style>
    <style:style style:name="T20" style:family="text">
      <style:text-properties officeooo:rsid="00248798"/>
    </style:style>
    <style:style style:name="T21" style:family="text">
      <style:text-properties officeooo:rsid="00259234"/>
    </style:style>
    <style:style style:name="T22" style:family="text">
      <style:text-properties officeooo:rsid="0025d776"/>
    </style:style>
    <style:style style:name="T23" style:family="text">
      <style:text-properties officeooo:rsid="00263627"/>
    </style:style>
    <style:style style:name="T24" style:family="text">
      <style:text-properties officeooo:rsid="00271095"/>
    </style:style>
    <style:style style:name="T25" style:family="text">
      <style:text-properties officeooo:rsid="00273a6f"/>
    </style:style>
    <style:style style:name="T26" style:family="text">
      <style:text-properties officeooo:rsid="00295b83"/>
    </style:style>
    <style:style style:name="T27" style:family="text">
      <style:text-properties officeooo:rsid="002b73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O parte din mesajele pentru orar care <text:span text:style-name="T27">au fost/</text:span>vor fi trimise prin mailuri -la trimitere se vor mai imbunatati eventualele greseli de exprimare.</text:p>
      <text:p text:style-name="P46"/>
      <text:p text:style-name="P44">Paula Onofrei</text:p>
      <text:p text:style-name="P43"/>
      <text:p text:style-name="P43"><text:s/>7 groups of Year II (B1 - B7) :</text:p>
      <text:p text:style-name="P43"/>
      <text:p text:style-name="P43">MONDAYS:</text:p>
      <text:p text:style-name="P43">12-14 : 1 group</text:p>
      <text:p text:style-name="P43">14-16 : NLP</text:p>
      <text:p text:style-name="P43"/>
      <text:p text:style-name="P43">WEDNESDAY:</text:p>
      <text:p text:style-name="P43">8-16 : 4 groups</text:p>
      <text:p text:style-name="P43">16-18 : consulting office</text:p>
      <text:p text:style-name="P43"/>
      <text:p text:style-name="P43">Thursday:</text:p>
      <text:p text:style-name="P43">8-12 : two groups</text:p>
      <text:p text:style-name="P43"/>
      <text:p text:style-name="P43">Also , for the halls , my request would be to find one <text:span text:style-name="T26">having a</text:span> projector ( ex . C309a , C308 , etc.) . I would not mind if I would ha<text:span text:style-name="T26">ve</text:span> all hours in the same room.</text:p>
      <text:p text:style-name="P43"/>
      <text:p text:style-name="P43"/>
      <text:p text:style-name="P44">Cristian Andriesei</text:p>
      <text:p text:style-name="P43"/>
      <text:p text:style-name="P43">My recommendations for discipline " Hardware architectures <text:s/>in cryptography " at master is to be held <text:s/>Monday or Wednesday, ideal after hour 16. I understand that there will be 2 hours of lecture and 2 of <text:s/>seminar <text:s/>, so a program 16-20 would be ok. I can come <text:s/><text:span text:style-name="T26">s</text:span>aturday too, at any hour .</text:p>
      <text:p text:style-name="P43"/>
      <text:p text:style-name="P1"><text:bookmark text:name="tw-target-text"/>Adrian Atanasiu</text:p>
      <text:p text:style-name="P33"/>
      <text:p text:style-name="P34">For course and seminar " Cryptography on elliptic curves " (position 21 in the payroll )</text:p>
      <text:p text:style-name="P34">I <text:span text:style-name="T1">will </text:span>come once a month on Friday ( 16-20 ) + Saturday ( 9-14 ) .</text:p>
      <text:p text:style-name="P33"/>
      <text:p text:style-name="P34">First I would like to come on October, 9 <text:span text:style-name="T26">and</text:span> 10.</text:p>
      <text:p text:style-name="P43"/>
      <text:p text:style-name="P47">Cristian Gatu</text:p>
      <text:p text:style-name="P45">---------------</text:p>
      <text:p text:style-name="P11">HOUR COURSES</text:p>
      <text:p text:style-name="P11">---------------</text:p>
      <text:p text:style-name="P11"/>
      <text:p text:style-name="P11">1.Data structure (SD), Course. Year I , series A,B. (Video)</text:p>
      <text:p text:style-name="P11"/>
      <text:p text:style-name="P11">2.Data structure (DS), Course. Year I , series ENGLISH . (Video)</text:p>
      <text:p text:style-name="P11">Observation.</text:p>
      <text:p text:style-name="P11">Courses Data Structures , Data structures(English) will be kept  with Mădălina Răschip . We will work with three series (A, B and English ) , I will be in the first half of the semester , and Mădălina in the second .</text:p>
      <text:p text:style-name="P11"/>
      <text:p text:style-name="P11">3.Data structure, seminar. Year I , 3 groups.</text:p>
      <text:p text:style-name="P11">Observation.</text:p>
      <text:p text:style-name="P11">Seminar classes should be scheduled preferably in the seminar rooms from the 7th floor , or in the classroom . But not in laboratories ! This is true for all 16 groups ( if possible ).</text:p>
      <text:p text:style-name="P11"/>
      <text:p text:style-name="P11">4.Data structure, seminar. Year I, ENGLISH group.</text:p>
      <text:p text:style-name="P11">Observation.</text:p>
      <text:p text:style-name="P11">Regarding groups of debtors to Data Structures ( this year will be two groups ) will be taken over by Madalina . So Madalina will have three groups of Year I and 2 debtors .</text:p>
      <text:p text:style-name="P11"/>
      <text:p text:style-name="P11">5.Special Topics in Artificial Intelligence Course (CSIA). MOC I and II and MSD I. (video )</text:p>
      <text:p text:style-name="P11"><text:soft-page-break/></text:p>
      <text:p text:style-name="P11">6. Special Topics in Artificial Intelligence Laboratory (CSIA). MOC I and II and MSD I. (video )</text:p>
      <text:p text:style-name="P11"/>
      <text:p text:style-name="P11">---------------</text:p>
      <text:p text:style-name="P11"/>
      <text:p text:style-name="P11">RESTRICTIONS</text:p>
      <text:p text:style-name="P11">---------------</text:p>
      <text:p text:style-name="P11">1.Free Monday.</text:p>
      <text:p text:style-name="P11">2.The courses preferably be provided in the morning.</text:p>
      <text:p text:style-name="P11">3.Lunch ( 12-14) to be free . If the 12-14 range is not possible, then it might be a break between 14-16.</text:p>
      <text:p text:style-name="P11"/>
      <text:p text:style-name="P11">---------------</text:p>
      <text:p text:style-name="P11">IDEAL SCHEDULE</text:p>
      <text:p text:style-name="P11">---------------</text:p>
      <text:p text:style-name="P11">----------------------------------------------------</text:p>
      <text:p text:style-name="P11">Monday  Tuesday    Wednesday Thursday Friday </text:p>
      <text:p text:style-name="P11">----------------------------------------------------</text:p>
      <text:p text:style-name="P11">08-10         SD(C)     SD(C)     CSIA(C)  CSIA(L)</text:p>
      <text:p text:style-name="P11">----------------------------------------------------</text:p>
      <text:p text:style-name="P11">10-12         DS-eng(C) SD(S)     SD(S)    SD(S)</text:p>
      <text:p text:style-name="P11">----------------------------------------------------</text:p>
      <text:p text:style-name="P11">12-14</text:p>
      <text:p text:style-name="P11">----------------------------------------------------</text:p>
      <text:p text:style-name="P11">14-16    DS-eng(S) </text:p>
      <text:p text:style-name="P11">----------------------------------------------------</text:p>
      <text:p text:style-name="P11">16-18</text:p>
      <text:p text:style-name="P11">----------------------------------------------------</text:p>
      <text:p text:style-name="P11">18-20 </text:p>
      <text:p text:style-name="P11">----------------------------------------------------</text:p>
      <text:p text:style-name="P11">This year we have new, good ideas,  result of Mr Lucanu . An instructor who has a group of Data Structures (SD) to keep the same group to Introduction to Programming (IP ) . This year the idea will be implemented partial.  So </text:p>
      <text:p text:style-name="P11"/>
      <text:p text:style-name="P11">Victor Lucasu: 2 groups SD and the same 2 groups to IP.</text:p>
      <text:p text:style-name="P11">Costel Negrus: 1 group SD and the same group to IP.</text:p>
      <text:p text:style-name="P11">Victoras Rusu: 1 group SD and the same group to IP.</text:p>
      <text:p text:style-name="P11"/>
      <text:p text:style-name="P11">A general demand is that the hours of SD seminar NOT be scheduled in laboratories, but in the seminar rooms on the 7th floor or possibly in classrooms.</text:p>
      <text:p text:style-name="P11"/>
      <text:p text:style-name="P11">Victor Lucasu:</text:p>
      <text:p text:style-name="P11">I would not want to be hours Wednesday after hour 16. Of course , do not overlap with hours of master information security .</text:p>
      <text:p text:style-name="P11">Victoras Rusu:</text:p>
      <text:p text:style-name="P11">I would rather have hours of seminar / laboratory  from <text:span text:style-name="T2">8 to 10 am</text:span> or in the evening from 6 to 8. Between <text:span text:style-name="T2">11:00 a.m. to 4:00 p.m.</text:span> , I can not hold at all hours .</text:p>
      <text:p text:style-name="P11">Costel Negrus:</text:p>
      <text:p text:style-name="P11">I would prefer if possible to have groups scheduled starting from 3rd week. I will arrive in the country on <text:span text:style-name="T2">October 5</text:span> and I will need some time to get into rhythm with Master classes and more.</text:p>
      <text:p text:style-name="P11"/>
      <text:p text:style-name="P13"/>
      <text:p text:style-name="P5"><text:bookmark text:name="tw-target-text1"/>Madalina Ionita</text:p>
      <text:p text:style-name="P33"/>
      <text:p text:style-name="P34">List of courses and seminars :</text:p>
      <text:p text:style-name="P34">- Data Structures , course, year <text:span text:style-name="T3">1</text:span>, series A and B</text:p>
      <text:p text:style-name="P34">- Data structures , ongoing series English</text:p>
      <text:p text:style-name="P34">(Both are held together with Cristian Gatu )</text:p>
      <text:p text:style-name="P33"/>
      <text:p text:style-name="P34">- Data Structures seminar , <text:span text:style-name="T3">first year <text:s/></text:span>, 5 groups (3 groups year <text:span text:style-name="T3">1</text:span>, 2 groups debtors )</text:p>
      <text:p text:style-name="P34">- Artificial Intelligence Laboratory , third year , 4 groups</text:p>
      <text:p text:style-name="P33"/>
      <text:p text:style-name="P34">- Experimental Analysis of Algorithms , course, MOC I / II</text:p>
      <text:p text:style-name="P34">- Experimental Analysis of Algorithms , Laboratoire , MOC I / II</text:p>
      <text:p text:style-name="P33"/>
      <text:p text:style-name="P34">Programming for the data structures and algorithms , LC is the same master data structures , English series .</text:p>
      <text:p text:style-name="P33"/>
      <text:p text:style-name="P34">restrictions:</text:p>
      <text:p text:style-name="P34">- Free Monday</text:p>
      <text:p text:style-name="P33"/>
      <text:p text:style-name="P34"><text:soft-page-break/>I <text:span text:style-name="T3">would</text:span> prefer the analysis exp . the ALG . (Lecture and seminar ) <text:span text:style-name="T3">to be</text:span> scheduled Friday.</text:p>
      <text:p text:style-name="P34"/>
      <text:p text:style-name="P34"/>
      <text:p text:style-name="P14"/>
      <text:p text:style-name="P15">Dragos Gavrilut</text:p>
      <text:p text:style-name="P14"/>
      <text:p text:style-name="P14">I enclose options for zone for many colleagues from Bitdefender (and I've centralized them all).</text:p>
      <text:p text:style-name="P14">Regarding the rooms - we do not have a preference to us.</text:p>
      <text:p text:style-name="P14">It would be only two things that matter:</text:p>
      <text:p text:style-name="P14">a) classroom from Android to have a projector (from what I know they all have :) ).</text:p>
      <text:p text:style-name="P14">b) the "Data Structures" are seminars so you can make and seminar halls - this can help to load <text:s/>too much the rooms and laboratories.</text:p>
      <text:p text:style-name="P14"/>
      <text:p text:style-name="P14">Please confirm that you have received my message and that data are ok.</text:p>
      <text:p text:style-name="P14">If you have questions - send a mail or call me on +40 724 334 6<text:span text:style-name="T4">22</text:span>.</text:p>
      <text:p text:style-name="P14"/>
      <text:p text:style-name="P14">Thanks a lot.</text:p>
      <text:p text:style-name="P14"/>
      <text:p text:style-name="P14">Gavrilut Dragos:</text:p>
      <text:p text:style-name="P14">* Programming Techniques on the Android platform (year 3) - 1 course</text:p>
      <text:p text:style-name="P14">* Computer Architecture and Operating Systems (year 1) - 1 laboratory</text:p>
      <text:p text:style-name="P14">* Security of operating systems and malicious - (SI2) - 1 laboratory</text:p>
      <text:p text:style-name="P14">* Distributed Operating Systems - ISS (SD) - one laboratoar</text:p>
      <text:p text:style-name="P14">- Andro<text:span text:style-name="T4">id</text:span> course as much as possible I want to be at 08-10 mo<text:span text:style-name="T4">nday</text:span></text:p>
      <text:p text:style-name="P14">- To rest or anytime from 08-10 to 18-20 Monday to Thursday</text:p>
      <text:p text:style-name="P14"/>
      <text:p text:style-name="P14">Prelipcean Bogdan:</text:p>
      <text:p text:style-name="P14">* Programming Techniques on the Android platform (year 3) - 1 laboratoar</text:p>
      <text:p text:style-name="P14">* Formal Languages, Automata and Compilers (year 2) - 2 laboratories</text:p>
      <text:p text:style-name="P14">- Monday to Friday from 8-10 or 16-20</text:p>
      <text:p text:style-name="P14">- If you can, <text:span text:style-name="T4">to</text:span> not be a lab <text:span text:style-name="T4">in the same day in the </text:span>morning and <text:span text:style-name="T4">also in the </text:span>evening</text:p>
      <text:p text:style-name="P14"/>
      <text:p text:style-name="P2"><text:bookmark text:name="tw-target-text2"/>Dan Anton Gabriel:</text:p>
      <text:p text:style-name="P34">* Computer Architecture and Operating Systems (year 1) - 2 laboratories</text:p>
      <text:p text:style-name="P34">- Anytime Monday, Tuesday, Wednesday, Thursday, 16-20 (both laboratories to be consecutive)</text:p>
      <text:p text:style-name="P33"/>
      <text:p text:style-name="P34">Adrian Popescu:</text:p>
      <text:p text:style-name="P34">* Computer Architecture and Operating Systems (year 1) - 2 laboratories</text:p>
      <text:p text:style-name="P34">- Anytime Monday, Wednesday, Thursday 16-20 (both laboratories to be consecutive)</text:p>
      <text:p text:style-name="P33"/>
      <text:p text:style-name="P34">Alex Baetu:</text:p>
      <text:p text:style-name="P34">* Computer Architecture and Operating Systems (year 1) - 2 laboratories</text:p>
      <text:p text:style-name="P34">* General algorithms (year 2) - 1 laboratory</text:p>
      <text:p text:style-name="P34">- Architecture Monday, Tuesday, <text:span text:style-name="T4">Wednesday </text:span>14-18 and be both one after another</text:p>
      <text:p text:style-name="P34">- Genetic Algorithms: Monday, Tuesday or Wednesday , <text:span text:style-name="T4">between </text:span>14-18</text:p>
      <text:p text:style-name="P33"/>
      <text:p text:style-name="P34">C<text:span text:style-name="T4">raciun</text:span> Vlad:</text:p>
      <text:p text:style-name="P34">* Principles of Programming Languages ​​(year 2) - 2 laboratories</text:p>
      <text:p text:style-name="P34"><text:soft-page-break/>Developing physical systems using microprocessors (year 3) - 1 laboratory</text:p>
      <text:p text:style-name="P34">- Anytime Monday, Tuesday, Wednesday 8-12 , 18-20</text:p>
      <text:p text:style-name="P33"/>
      <text:p text:style-name="P34">Lita Catalin</text:p>
      <text:p text:style-name="P34">* Computer Architecture and Operating Systems (year 1) - 1 laboratory</text:p>
      <text:p text:style-name="P34">* Introduction to Programming (year 1) - 1 laboratory</text:p>
      <text:p text:style-name="P34">- Architecture lab anytime from Monday to Friday 8-12</text:p>
      <text:p text:style-name="P34">- IP lab from Wednesday to Friday from 8-12</text:p>
      <text:p text:style-name="P33"/>
      <text:p text:style-name="P34">Alexander <text:span text:style-name="T4">Citea</text:span>:</text:p>
      <text:p text:style-name="P34">* Introduction to Programming (year 1) - 2 laboratories</text:p>
      <text:p text:style-name="P34">- Monday to Thursday from 8-10 or 18-20</text:p>
      <text:p text:style-name="P33"/>
      <text:p text:style-name="P34">Tarshichi Cosmin:</text:p>
      <text:p text:style-name="P34">* Introduction to Programming (year 1) - 3 laboratories</text:p>
      <text:p text:style-name="P34">- Monday to Friday from 8-10 or 18-20</text:p>
      <text:p text:style-name="P33"/>
      <text:p text:style-name="P34">Popoiu George:</text:p>
      <text:p text:style-name="P34">* Programming Techniques on the Android platform (year 3) - 2 laboratories</text:p>
      <text:p text:style-name="P34">* General algorithms (year 2) - 1 laboratoar</text:p>
      <text:p text:style-name="P34">- Monday to Thursday, from 8 to 10 or 18 to 20</text:p>
      <text:p text:style-name="P34">- Can <text:span text:style-name="T4">also be </text:span>from 8-12 or 16-20 (<text:span text:style-name="T4">still from</text:span> Monday to Thursday) if you put two consecutive laboratories</text:p>
      <text:p text:style-name="P14"/>
      <text:p text:style-name="P21">Victor Luncasu : languages</text:p>
      <text:p text:style-name="P21">* Introduction to Programming ( year 1 ) - 2 laboratories</text:p>
      <text:p text:style-name="P21">* Data Structures ( year 1 ) - 2 laboratories</text:p>
      <text:p text:style-name="P21">- Tuesday to Friday from 8:00 to 12:00 am .</text:p>
      <text:p text:style-name="P21">- Laboratories as possible be grouped by 2 ( at 08-12 ) . Where <text:span text:style-name="T5">it is not possible, </text:span><text:s/><text:span text:style-name="T5">the</text:span> group can be from 8 <text:span text:style-name="T5">to </text:span>10</text:p>
      <text:p text:style-name="P21"/>
      <text:p text:style-name="P21">Simion Alin :</text:p>
      <text:p text:style-name="P21">* Programming Techniques on the Android platform ( year 3) - 2 laboratories</text:p>
      <text:p text:style-name="P21">- Tuesday to Friday from 8 to 10, or from Tuesday to Friday from 8-12 if you put both laboratories row</text:p>
      <text:p text:style-name="P21"/>
      <text:p text:style-name="P21">Adrian Schipor :</text:p>
      <text:p text:style-name="P21">* Introduction to Programming ( year 1 ) - 3 laboratories</text:p>
      <text:p text:style-name="P21">- Tuesday - Friday 08:00 - 10:00 Monday - Friday: 4:00 p.m. to 8:00 p.m.</text:p>
      <text:p text:style-name="P21"/>
      <text:p text:style-name="P6"><text:bookmark text:name="tw-target-text3"/>Radu Pastravanu</text:p>
      <text:p text:style-name="P33"/>
      <text:p text:style-name="P34">My name is Gabriel Radu Pastravanu and this semester <text:span text:style-name="T5">I </text:span>will be a laboratory assistant <text:span text:style-name="T5">of</text:span> formal languages ​​, compilers and automatic ,<text:span text:style-name="T5">once a week</text:span>.</text:p>
      <text:p text:style-name="P34">I prefer <text:span text:style-name="T5">it</text:span> to be <text:span text:style-name="T5">from</text:span> Tuesday to Thursday because the rest <text:span text:style-name="T5">of the time</text:span> <text:span text:style-name="T5">I am</text:span> left <text:span text:style-name="T5">of</text:span> the village. In the worst case <text:span text:style-name="T5">you </text:span>can include Monday.</text:p>
      <text:p text:style-name="P21"/>
      <text:p text:style-name="P6"><text:bookmark text:name="tw-target-text4"/>Tiplea Florentin</text:p>
      <text:p text:style-name="P33"/>
      <text:p text:style-name="P34"><text:soft-page-break/><text:span text:style-name="T5">F</text:span>ollowing <text:span text:style-name="T5">of </text:span>the departures <text:span text:style-name="T5">of every </text:span>2 weeks in Bucharest</text:p>
      <text:p text:style-name="P34">for the project that we have , I request classes on Tuesdays and</text:p>
      <text:p text:style-name="P35">Wednesday <text:span text:style-name="T5">s</text:span>uch <text:s/><text:span text:style-name="T5">as</text:span> :</text:p>
      <text:p text:style-name="P33"/>
      <text:p text:style-name="P40">  <text:span text:style-name="T6">8-10 course " Information Security " , an III</text:span></text:p>
      <text:p text:style-name="P34">10-12 course " Information Security " , an III</text:p>
      <text:p text:style-name="P34">12-14 Laboratory " Information Security " , year III , special group</text:p>
      <text:p text:style-name="P33"/>
      <text:p text:style-name="P34">16-18 course " computability , decidability and complexity " , an III</text:p>
      <text:p text:style-name="P34">18-20 course: Introduction to Cryptography " , an III</text:p>
      <text:p text:style-name="P33"/>
      <text:p text:style-name="P39">Lucian Lazar</text:p>
      <text:p text:style-name="P33"/>
      <text:p text:style-name="P34">If possible , it would be ok for me <text:span text:style-name="T5">to have</text:span> laboratories <text:span text:style-name="T5">of </text:span>db <text:span text:style-name="T5">from</text:span> the first half <text:span text:style-name="T5">of year </text:span>to be in the range of 12 to 2 , any day from Monday to Thursday.</text:p>
      <text:p text:style-name="P33"/>
      <text:p text:style-name="P39">Nicoleta Armanu</text:p>
      <text:p text:style-name="P33"/>
      <text:p text:style-name="P34">English for Information for discipline , <text:span text:style-name="T5">first </text:span>year of study , please <text:span text:style-name="T5">put my</text:span> hours in range</text:p>
      <text:p text:style-name="P40"> <text:span text:style-name="T6">8-12 , Monday to Friday. ( In total 20 hours )</text:span></text:p>
      <text:p text:style-name="P21"/>
      <text:p text:style-name="P21"/>
      <text:p text:style-name="P6"><text:bookmark text:name="tw-target-text5"/>Mihaela Breaban</text:p>
      <text:p text:style-name="P33"/>
      <text:p text:style-name="P34">Databases: for the course I would like C112, all these years was much larger than necessary. I'm having a hard time keeping two courses in the same day (out hoarse), therefore, I beg, distinct days from Tuesday to Thursday between 10-16.</text:p>
      <text:p text:style-name="P33"/>
      <text:p text:style-name="P34">Databases laboratory <text:span text:style-name="T10">are </text:span>kep<text:span text:style-name="T10">t by </text:span>following collaborators:</text:p>
      <text:p text:style-name="P34">Pascaru Georgiana (Postgraduate year at OC) - 3 labs</text:p>
      <text:p text:style-name="P34">Nastasa Laura (Postgraduate year at OC) - two labs</text:p>
      <text:p text:style-name="P34">Pasat Tiberiu (completed master <text:span text:style-name="T10">at </text:span>us, working on company) - two labs</text:p>
      <text:p text:style-name="P34">Robert Kristo (completed master <text:span text:style-name="T10">at </text:span>us, working on company) - two labs</text:p>
      <text:p text:style-name="P34">Lucian - two labs.</text:p>
      <text:p text:style-name="P33"/>
      <text:p text:style-name="P34">I <text:span text:style-name="T10">also </text:span>have two labs and Cosmin has 2 more.</text:p>
      <text:p text:style-name="P34">Probably it was standardized with a group more than necessary because debtors, so we expect the first week to be without a group. So it would be ideal if there are 2 groups of debtors they come together to Georgiana which has 3 and the subsequent condensation would remain all 2.</text:p>
      <text:p text:style-name="P33"/>
      <text:p text:style-name="P34">As restrictions, Georgiana and Laura must not overlap with hours <text:span text:style-name="T10">of</text:span> master.</text:p>
      <text:p text:style-name="P34">Others who work, will send restrictions.</text:p>
      <text:p text:style-name="P33"/>
      <text:p text:style-name="P34">I rate the databases from the two Half-year (in combination with Cosmin, he holds three weeks, I 10), two labs for genetic algorithms and two labs of Data Bases. All <text:span text:style-name="T10">of them</text:span> are <text:span text:style-name="T10">for second</text:span> year.</text:p>
      <text:p text:style-name="P34">As restrictions, please try to put all hours from Tuesday to Thursday (<text:span text:style-name="T10">so </text:span>not Mondays and Fridays) in the range 10-16 as condensate can (ideally put them in just 2 days).</text:p>
      <text:p text:style-name="P34"><text:soft-page-break/><text:span text:style-name="T10">For d</text:span>atabas<text:span text:style-name="T10">es labs</text:span> I'd like A4 and A5 groups (I understand that the Olympics are) – <text:span text:style-name="T10">if it is possible</text:span>. We have many beginners in labs and I want to take at least two good groups too.</text:p>
      <text:p text:style-name="P22"/>
      <text:p text:style-name="P16">Lenuta Alboaie</text:p>
      <text:p text:style-name="P22"/>
      <text:p text:style-name="P22">I ask that classes from RC to be held in C309. Probably going to be problems with the number of places at first, but I can not get off stages and be close to the cabinet too and therefore it is the only viable solution.</text:p>
      <text:p text:style-name="P22"/>
      <text:p text:style-name="P22">My name is Catalin Damian and in the first semester (2015-2016) according to discussions with conf.dr. Lenuta Alboaie I will take 6 hours (3 groups) laboratory discipline Computer Networks, year two.</text:p>
      <text:p text:style-name="P22">Please to schedule the three laboratories grouped into two sets of 4:00 and 2:00 in any of the time intervals:</text:p>
      <text:p text:style-name="P22">Tuesday: 14-16 and 16-18</text:p>
      <text:p text:style-name="P22">Thursday: 10-12 and 12-14</text:p>
      <text:p text:style-name="P22"><text:s/>If necessary you could Fridays (10-16, please put maximum 2 consecutive laboratories) and Monday morning (10-14) , but have priority listed above.</text:p>
      <text:p text:style-name="P22"/>
      <text:p text:style-name="P22">Marius Zbanciog</text:p>
      <text:p text:style-name="P22"/>
      <text:p text:style-name="P23">I would like <text:span text:style-name="T11">that three</text:span> <text:span text:style-name="T11">l</text:span>aboratories to <text:span text:style-name="T11">be between</text:span> 8.00-14.00, <text:span text:style-name="T11">so that I woul have </text:span><text:s/>time to get to the table and get back to us (where I have <text:s/>master hours</text:p>
      <text:p text:style-name="P22">almost every day).</text:p>
      <text:p text:style-name="P22">I have no preferences on the day. Only the hours I want to be the <text:span text:style-name="T11">ones </text:span></text:p>
      <text:p text:style-name="P22">mentioned.</text:p>
      <text:p text:style-name="P23">I would like to be a day later <text:span text:style-name="T11">after</text:span> you<text:span text:style-name="T11">r</text:span> have lab (<text:span text:style-name="T11">so </text:span>I <text:span text:style-name="T11">will </text:span>have the opportunity to be present. Thus we <text:span text:style-name="T11">would </text:span>speak the same language and as last year </text:p>
      <text:p text:style-name="P22">I will try to keep the same level, the same standards</text:p>
      <text:p text:style-name="P22">and demanding as you.</text:p>
      <text:p text:style-name="P22"/>
      <text:p text:style-name="P12">Anca Vitcu</text:p>
      <text:p text:style-name="P32">For discipline " 3D Animation : fundamental algorithms and techniques " I will have three modules:<text:line-break/>Module I: <text:span text:style-name="T2">October 26 to November 15</text:span> ( 3 week)<text:line-break/>Module II: <text:span text:style-name="T2">7 December to 19 December</text:span> ( 2 weeks )<text:line-break/>Module III : <text:span text:style-name="T2">4 January to 15 January</text:span> ( 2 weeks )<text:line-break/>hHurs should be distributed as follows :<text:line-break/>2 courses / week - I would like that at least for Module II or III to meet with them in C309 ( video projector is important to me in this room )<text:line-break/>5 groups - for weach group, 2 labs / week - room C307 ( cabinet that will work on projects in small groups so C307 is ok)</text:p>
      <text:p text:style-name="P22"/>
      <text:p text:style-name="P22"/>
      <text:p text:style-name="P3"><text:span text:style-name="T12">IOAN</text:span> ASIMINOAEI</text:p>
      <text:p text:style-name="P33"/>
      <text:p text:style-name="P34">Hours are <text:span text:style-name="T12">for</text:span> the third year.</text:p>
      <text:p text:style-name="P33"/>
      <text:p text:style-name="P34">Course year III: Application Development on .NET Platform. </text:p>
      <text:p text:style-name="P34"><text:span text:style-name="T12">There are </text:span>2 standardized course per week and 4 laboratories.</text:p>
      <text:p text:style-name="P33"/>
      <text:p text:style-name="P34"><text:soft-page-break/>The options are (a little snug, but I have other leisure):</text:p>
      <text:p text:style-name="P34">Lecture , <text:span text:style-name="T12">2 hours</text:span>: Monday 18-20 hours hall C309.</text:p>
      <text:p text:style-name="P33"/>
      <text:p text:style-name="P34"><text:span text:style-name="T12">R</text:span>oom C405</text:p>
      <text:p text:style-name="P34">Lab. 1: Friday 4:00 p.m. to 6:00 p.m.</text:p>
      <text:p text:style-name="P34">Lab. February: Friday 6:00 p.m. to 8:00 p.m.</text:p>
      <text:p text:style-name="P34">Lab. 3: Saturday 8:00 to 10:00</text:p>
      <text:p text:style-name="P34">Lab. 4: Saturday 10:00 to 12:00</text:p>
      <text:p text:style-name="P33"/>
      <text:p text:style-name="P34">Total: 10 hours per week (2 hours lectures and labs 8 <text:span text:style-name="T12">hours</text:span>).</text:p>
      <text:p text:style-name="P33"/>
      <text:p text:style-name="P34">In the last 2 years I had this time <text:span text:style-name="T12">both semesters</text:span>.</text:p>
      <text:p text:style-name="P33"/>
      <text:p text:style-name="P34">Sabin Corneliu Buraga</text:p>
      <text:p text:style-name="P33"/>
      <text:p text:style-name="P34">Here are my hours that <text:span text:style-name="T12">I actually really </text:span>keep :</text:p>
      <text:p text:style-name="P34">- Web application development (progress at MISS1 + 2 + 2 MOC1, MSD2, MLC1)</text:p>
      <text:p text:style-name="P34">- Development of web applications on the client (course in Year 3, optional)</text:p>
      <text:p text:style-name="P33"/>
      <text:p text:style-name="P34">Laboratory to 'Developing Web applications "(with all students) will be held by graduate student Claudia Gheorghiu and 4 lab sites on' Developing Web applications on the client 'will be taken by Ciprian Amariei.</text:p>
      <text:p text:style-name="P33"/>
      <text:p text:style-name="P34">I prefer Tuesday or Wednesday in the form:</text:p>
      <text:p text:style-name="P34">12: 00-14: 00 Consultations</text:p>
      <text:p text:style-name="P34">14: 00-16: 00 Developing Web applications on the client, C309</text:p>
      <text:p text:style-name="P34">16: 00-18: 00 Developing Web applications, C309 or C308</text:p>
      <text:p text:style-name="P33"/>
      <text:p text:style-name="P34">(Possibly the cake starting <text:span text:style-name="T12">at </text:span>10:00 hours instead of 12:00)</text:p>
      <text:p text:style-name="P33"/>
      <text:p text:style-name="P34">It would be excellent if the lab 'Web development' would be immediately after the course.</text:p>
      <text:p text:style-name="P33"/>
      <text:p text:style-name="P34">Restrictions: Mondays and Fridays are not available.</text:p>
      <text:p text:style-name="P22"/>
      <text:p text:style-name="P22"/>
      <text:p text:style-name="P7"><text:bookmark text:name="tw-target-text7"/>Razvan Benchea</text:p>
      <text:p text:style-name="P33"/>
      <text:p text:style-name="P34">4 laboratories of Computer Architecture and Operating Systems.</text:p>
      <text:p text:style-name="P33"/>
      <text:p text:style-name="P34">I do not want to <text:span text:style-name="T13">have hours </text:span>Friday or Saturday.</text:p>
      <text:p text:style-name="P33"/>
      <text:p text:style-name="P34">Ideal version:</text:p>
      <text:p text:style-name="P40">       <text:span text:style-name="T13">a</text:span><text:span text:style-name="T6"> laboratory e</text:span><text:span text:style-name="T7">ach</text:span><text:span text:style-name="T6"> day, from 08:00</text:span></text:p>
      <text:p text:style-name="P40">       <text:span text:style-name="T6">(I know that will be available the morning classes Monday and Tuesday, so it's probably difficult to satisfy this constraint)</text:span></text:p>
      <text:p text:style-name="P34">Optima version:</text:p>
      <text:p text:style-name="P40">       <text:span text:style-name="T13">The hours to in the t</text:span><text:span text:style-name="T6">he morning <text:s/>(8:00) or </text:span><text:span text:style-name="T7">from </text:span><text:span text:style-name="T6">18:00, but </text:span><text:span text:style-name="T7">better </text:span><text:span text:style-name="T6"><text:s/></text:span><text:span text:style-name="T7">is </text:span><text:span text:style-name="T6">08:00.</text:span></text:p>
      <text:p text:style-name="P33"><text:soft-page-break/></text:p>
      <text:p text:style-name="P34">Ioana Leahu</text:p>
      <text:p text:style-name="P33"/>
      <text:p text:style-name="P34">in the first semester <text:span text:style-name="T13">I</text:span> will support the following hours:</text:p>
      <text:p text:style-name="P34">- Computing, Decidability and complexity - the year 3 -3 seminars;</text:p>
      <text:p text:style-name="P34">- Information Security - the year 3 -6 laboratories.</text:p>
      <text:p text:style-name="P33"/>
      <text:p text:style-name="P34">My request is that information security to be programmed in my schedule the 2 groups / debtors and 4 groups Year 3 normal.</text:p>
      <text:p text:style-name="P33"/>
      <text:p text:style-name="P34">I would also like hours to be programmed only in range 10 to 16 (kindergarten program because of the boy, it is impossible to argue hours outside this range).</text:p>
      <text:p text:style-name="P33"/>
      <text:p text:style-name="P34">Andrei Panu</text:p>
      <text:p text:style-name="P33"/>
      <text:p text:style-name="P34">I will have 6 groups laboratories <text:span text:style-name="T13">in the </text:span>second year <text:span text:style-name="T13">for </text:span>the course "Computer networks". My preference would be:</text:p>
      <text:p text:style-name="P33"/>
      <text:p text:style-name="P34">- 3 laboratories someday, 3 laboratories on another day;</text:p>
      <text:p text:style-name="P34">- Any day from Monday to Friday (not Saturday'd like);</text:p>
      <text:p text:style-name="P34">- Preferred time would be 10-12 and 14-18, but can be grouped differently;</text:p>
      <text:p text:style-name="P34">- No matter lab room.</text:p>
      <text:p text:style-name="P33"/>
      <text:p text:style-name="P39">Claudia Gheorghiu</text:p>
      <text:p text:style-name="P33"/>
      <text:p text:style-name="P40"> <text:span text:style-name="T6">Options for laboratory 'Developing Web applications "(with MISS1 + 2, MOC1 + 2, MSD2, MLC1 IT) would be Tuesday or Wednesday from 18 to 20h, ideally right after the course' Web development 'and not before </text:span><text:span text:style-name="T7">it</text:span><text:span text:style-name="T6"> (Tuesday or Wednesday). If possible, I'd like </text:span><text:span text:style-name="T7">one of the</text:span><text:span text:style-name="T6"> room</text:span><text:span text:style-name="T7">s</text:span><text:span text:style-name="T6"> : C401, C409, C411, C412 or C413.</text:span></text:p>
      <text:p text:style-name="P22"/>
      <text:p text:style-name="P7"><text:bookmark text:name="tw-target-text8"/>Cristina Olariu</text:p>
      <text:p text:style-name="P33"/>
      <text:p text:style-name="P34">I write to have a request for hourly seminars about English . According payrolls ,</text:p>
      <text:p text:style-name="P36"><text:span text:style-name="T13">it </text:span>will be 5 groups of students, 4 freshman year and 1 group II.</text:p>
      <text:p text:style-name="P34">I understood that it would be difficult to be in the first part of the day, but will bother with huge request for Thursday , because then I have hours in the Faculty of Medicine and there was already fixed schedule from what <text:span text:style-name="T14">news </text:span>I <text:span text:style-name="T14">have received</text:span> .</text:p>
      <text:p text:style-name="P40"> <text:span text:style-name="T6">To the extent that this will be possible , I would ask that the seminars to be in the range of 8-14 even if it </text:span><text:span text:style-name="T8">would </text:span><text:span text:style-name="T6">mean a seminar from 8 every day except Thursday .</text:span></text:p>
      <text:p text:style-name="P22"/>
      <text:p text:style-name="P24"/>
      <text:p text:style-name="P17">Cristian Masalagiu</text:p>
      <text:p text:style-name="P24"/>
      <text:p text:style-name="P24">First, I am Lecturer (this semester) only at Logic, both the Romanian version,</text:p>
      <text:p text:style-name="P24">as well as to the English one. But we are in fact two owners - I and Stefan Ciobaca , and as collaborators in seminars</text:p>
      <text:p text:style-name="P24">Cosmin <text:s/>Virlan and Vasile Alaiba. More specifically, the distribution of State (cf. file that you send us <text:soft-page-break/>as an suggestion) is:</text:p>
      <text:p text:style-name="P24"><text:s/></text:p>
      <text:p text:style-name="P24">COURSE</text:p>
      <text:p text:style-name="P24">The logic for computing, a Half-year (7 groups): C. Masalagiu.</text:p>
      <text:p text:style-name="P24">The logic for computing, a Half-year (8 groups): S. <text:span text:style-name="T15">Ciobaca</text:span>.</text:p>
      <text:p text:style-name="P24">Logics for Computer Science, a Half-year (1 group): C. Masalagiu <text:span text:style-name="T15">and </text:span>S. <text:span text:style-name="T15">Ciobaca</text:span>.</text:p>
      <text:p text:style-name="P24"><text:s/></text:p>
      <text:p text:style-name="P24">You do not have problems <text:span text:style-name="T15">here </text:span>because we do together all 3 courses. I mean, I do the first 7 weeks</text:p>
      <text:p text:style-name="P24">all 3, and Stefan will make them (all 3) the remaining (all seven) weeks.</text:p>
      <text:p text:style-name="P24">So <text:span text:style-name="T15">you</text:span> have to schedule only me, now, Stefan following to take exactly the same <text:span text:style-name="T15">schedule</text:span> (<text:span text:style-name="T15">I will </text:span>talk</text:p>
      <text:p text:style-name="P24"><text:span text:style-name="T15">to</text:span> him, if anything; in <text:span text:style-name="T15">fact</text:span>, I ‘<text:span text:style-name="T15">ve already</text:span> spoken).</text:p>
      <text:p text:style-name="P24"><text:s/></text:p>
      <text:p text:style-name="P24">SEMINAR</text:p>
      <text:p text:style-name="P24">There are 15 groups to "<text:span text:style-name="T15">roumanians</text:span>" (one of them is scheduled to be <text:span text:style-name="T15">for </text:span>"<text:span text:style-name="T15">the ones who </text:span>repeat") + 1 to "<text:span text:style-name="T15">e</text:span>nglish <text:span text:style-name="T15">men</text:span>".</text:p>
      <text:p text:style-name="P24"><text:s/></text:p>
      <text:p text:style-name="P24">I have 3 groups to "<text:span text:style-name="T15">roumanians</text:span>" + 1 "<text:span text:style-name="T15">e</text:span>nglish <text:span text:style-name="T15">men</text:span>".</text:p>
      <text:p text:style-name="P25">Stefan has 4 groups to "<text:span text:style-name="T15">roumanians</text:span>" (and one on "English", but the same situation above, that will take my "<text:span text:style-name="T15">e</text:span>nglish <text:span text:style-name="T15">men</text:span>"group</text:p>
      <text:p text:style-name="P24"><text:s/>after the first 7 weeks). The rest, he <text:span text:style-name="T15">will</text:span> tell you.</text:p>
      <text:p text:style-name="P24">Cosmin has 3 groups. Has many hours, it's up to <text:span text:style-name="T15">him what he</text:span>'<text:span text:style-name="T15">s</text:span> praying.</text:p>
      <text:p text:style-name="P25">Vasile has 5 groups, one of which must be "<text:span text:style-name="T15">the ones who </text:span>repeat". And he will tell you how <text:span text:style-name="T15">he</text:span> want, but <text:s/><text:span text:style-name="T15">I</text:span> know <text:span text:style-name="T15">he will not</text:span> refuse<text:span text:style-name="T15"> </text:span>Saturday.</text:p>
      <text:p text:style-name="P25"/>
      <text:p text:style-name="P4"><text:bookmark text:name="tw-target-text9"/>Turning to <text:span text:style-name="T16">me</text:span>, I wish that the three (3) courses and the four (4) seminars, to be, if possible,</text:p>
      <text:p text:style-name="P34">Scheduled as follows:</text:p>
      <text:p text:style-name="P40"> </text:p>
      <text:p text:style-name="P34">1. The 2 (two) courses in "<text:span text:style-name="T15">R</text:span>oman<text:span text:style-name="T15">ian</text:span>" to be linked. Of course in a hall in which to fit a Half-year.</text:p>
      <text:p text:style-name="P34">Preferably in the morning, but anyway before any "Romanian" seminar <text:s/>(not just mine!). <text:span text:style-name="T15">It is ok</text:span></text:p>
      <text:p text:style-name="P34">Monday ( however, can be from 10.00 to 14.00 ...). The day you put them, <text:span text:style-name="T15">I </text:span>do not want anything else <text:span text:style-name="T15">for me</text:span>.</text:p>
      <text:p text:style-name="P34">2. The course for "Englishmen" to be linked with appropriate seminar. Both can be made in C308 (preferably). It can be</text:p>
      <text:p text:style-name="P34"><text:span text:style-name="T17">anytime</text:span>, but of course it's better <text:span text:style-name="T17">in the </text:span>morning (be careful here not put other hours of S. <text:span text:style-name="T17">Ciobaca</text:span>).</text:p>
      <text:p text:style-name="P34">In this case <text:span text:style-name="T17">also </text:span>I do not want any other time in th<text:span text:style-name="T17">at</text:span> day.</text:p>
      <text:p text:style-name="P34">3. 3 seminars <text:span text:style-name="T17">f</text:span>o<text:span text:style-name="T17">r</text:span> "Roman<text:span text:style-name="T17">ians</text:span>". I want them all related but <text:span text:style-name="T17">there </text:span>can be six hours a day (only ...)</text:p>
      <text:p text:style-name="P34">or 4 a day (without <text:s/><text:span text:style-name="T17">something </text:span>else) + 2 in another (without <text:span text:style-name="T17">something </text:span>else). Of course all morning is better, but this is priority</text:p>
      <text:p text:style-name="P34">room: to be <text:span text:style-name="T17">as </text:span>close <text:span text:style-name="T17">of</text:span> Office <text:span text:style-name="T17">as possible</text:span>. So, I prefer any <text:s/><text:span text:style-name="T17">room </text:span>(even large halls) instead of 7th floor (<text:span text:style-name="T17">if </text:span>elevator is broken ... if I <text:span text:style-name="T17">am</text:span></text:p>
      <text:p text:style-name="P34">in trouble). <text:span text:style-name="T17">I don’t </text:span>refus<text:span text:style-name="T17">e</text:span> in principle Saturday (I think <text:span text:style-name="T17">then</text:span> you put the hours in the morning!). But ... <text:span text:style-name="T17">it</text:span> would not fall too well</text:p>
      <text:p text:style-name="P34">Saturday and Monday <text:span text:style-name="T17">too</text:span> ...</text:p>
      <text:p text:style-name="P33"/>
      <text:p text:style-name="P34">Emanuel Onica</text:p>
      <text:p text:style-name="P33"/>
      <text:p text:style-name="P34">- Computer Networks - license year 2-5 laboratories</text:p>
      <text:p text:style-name="P34">- Information security - license year 3-2 laboratories</text:p>
      <text:p text:style-name="P33"><text:soft-page-break/></text:p>
      <text:p text:style-name="P34">As preference for schedule:</text:p>
      <text:p text:style-name="P33"/>
      <text:p text:style-name="P34">- To be placed in 3 days - preferably Wednesday, Thursday, Friday (hence within 3 labs per day)</text:p>
      <text:p text:style-name="P34">- Not be from 8 am</text:p>
      <text:p text:style-name="P34">- Preferably as a group in a day, but if it happens turning up a window between them is ok (priority criteria above)</text:p>
      <text:p text:style-name="P34">- No matter the order or hall</text:p>
      <text:p text:style-name="P25"/>
      <text:p text:style-name="P25"/>
      <text:p text:style-name="P8"><text:bookmark text:name="tw-target-text10"/>Sorin Iftene</text:p>
      <text:p text:style-name="P33"/>
      <text:p text:style-name="P34"><text:span text:style-name="T17">First semester </text:span>I'll keep :</text:p>
      <text:p text:style-name="P33"/>
      <text:p text:style-name="P34">1 course security of wireless networks and mobile devices (MSI 2)</text:p>
      <text:p text:style-name="P34">1 sem. Security of wireless networks and mobile devices (MSI 2)</text:p>
      <text:p text:style-name="P34">4 lab. Introduction to Cryptography (<text:span text:style-name="T17">second </text:span>year)</text:p>
      <text:p text:style-name="P33"/>
      <text:p text:style-name="P33"/>
      <text:p text:style-name="P34">Please you really try to place the classes as in previous years, ie:</text:p>
      <text:p text:style-name="P33"/>
      <text:p text:style-name="P34">-<text:span text:style-name="T17">course on </text:span>MSI<text:span text:style-name="T17">2</text:span>- Friday 8-10 , <text:span text:style-name="T17">no matter what</text:span> room on the 7th floor</text:p>
      <text:p text:style-name="P34">-<text:span text:style-name="T17">s</text:span>eminar on MSI 2 - Friday 18 to 20 in any room on the 7th floor</text:p>
      <text:p text:style-name="P34">-the 4 lab. <text:span text:style-name="T17">of</text:span> the second year - in any <text:span text:style-name="T17">suggestions:</text:span> Monday, 08-10, 10-12, Wednesday 8-10, 10-12 Friday 10-12, 16-18 in every room laboratory</text:p>
      <text:p text:style-name="P33"/>
      <text:p text:style-name="P34">If it's impossible to <text:span text:style-name="T18">schedule my </text:span>laboratories in ranges given , and you can use Monday 18-20 (hope you do not have to resort to this solution ...)</text:p>
      <text:p text:style-name="P33"/>
      <text:p text:style-name="P34">Oana Captarenco</text:p>
      <text:p text:style-name="P33"/>
      <text:p text:style-name="P34">I keep LFAC <text:span text:style-name="T18">course</text:span> (Formal Languages, Automata and Compilers) in the second year, both Half-year, half-semester (the other half-Alex) and 6 groups of all LFAC laboratory. A laboratory is held by Radu Pastravanu (although it appears in the functions of me), I told <text:span text:style-name="T18">him</text:span>to send you <text:span text:style-name="T18">his</text:span> options.</text:p>
      <text:p text:style-name="P34">2 other labs are held by Bogdan Prelipceanu (he <text:span text:style-name="T18">is</text:span> in the states of functions) and other groups are <text:span text:style-name="T18">at </text:span><text:s/>Alex.</text:p>
      <text:p text:style-name="P34">Like last year, groups of debtors can <text:span text:style-name="T18">be</text:span> pass<text:span text:style-name="T18">ed</text:span> to Alex.</text:p>
      <text:p text:style-name="P33"/>
      <text:p text:style-name="P34">Regarding options for schedule: First, please do not ask me hours after 16 hours and do not have more than 6 hours a day (preferably without inter hours). If you manage to distribute the hours (18) in 3 or 4 days, it would be great.</text:p>
      <text:p text:style-name="P33"/>
      <text:p text:style-name="P34">Then, if possibly the:</text:p>
      <text:p text:style-name="P34">- I would prefer to put courses earlier <text:span text:style-name="T18">in the</text:span> week, <text:span text:style-name="T18">to not have </text:span>many groups <text:span text:style-name="T18">with</text:span> the laboratory before the course (I know that probably everybody wants it, but for us it really is a serious problem, each laboratory bind</text:p>
      <text:p text:style-name="P34">of course in the first semester).</text:p>
      <text:p text:style-name="P33"><text:soft-page-break/></text:p>
      <text:p text:style-name="P34">-<text:span text:style-name="T18">y</text:span>ou <text:span text:style-name="T18">can </text:span>put the two Half-year courses in the same day, but with a 2-hour break between them.</text:p>
      <text:p text:style-name="P34"/>
      <text:p text:style-name="P38">Iacob Florin</text:p>
      <text:p text:style-name="P33"/>
      <text:p text:style-name="P40">   <text:span text:style-name="T6">Discipline "Mathematics" (for sections A and B, with tuition in Romanian) and "Matematics" (for section C, with teaching in English), which is mandatory (first semester) for first year students are stipulated in the member functions for the academic year 2015-2016, the following activities every week: 2 hours course, each section separately and 2 hours of seminar, each group of 15 (7 a, 7 B and 1 C) that will being in total; also consulting hours.</text:span></text:p>
      <text:p text:style-name="P40">   <text:span text:style-name="T6">Me back my classes in sections A and B, and 10 hours seminar of the groups of the same sections. The remaining hours (course and workshop at the section C, and the other 4 hours seminar groups A and B) has to keep Ms. Forascu. The hours of consultations, the sections A and B, it'll keep me, and C will be provided by Mrs. Forascu. It would be advisable at each of the three sections in classes to precede in time on the seminar and consulting.</text:span></text:p>
      <text:p text:style-name="P40">   <text:span text:style-name="T6">Personally, I like the hours that I wanted to be distributed per day, compactly as follows:</text:span></text:p>
      <text:p text:style-name="P40">                 <text:span text:style-name="T18">Mondays</text:span><text:span text:style-name="T6"> (8 or 10 am) - the (A or B), followed by 2 hours of seminar groups (the section corresponding to that of course is provided herein);</text:span></text:p>
      <text:p text:style-name="P40">                 <text:span text:style-name="T6">Tuesday (from 8 to 10 am) - the (B or A), followed by 2 hours of seminar appropriate groups; then 2 hours of consultations, a spacious amphitheater for the whole section A or B;</text:span></text:p>
      <text:p text:style-name="P40">                 <text:span text:style-name="T6">Wednesday (from 8 to 10 am) - 2 hours seminar of the groups A or B and then 2 hours of consultations, a spacious amphitheater for the entire other section;</text:span></text:p>
      <text:p text:style-name="P40">                 <text:span text:style-name="T6">Thursday (from 8 to 10 am) - 2 hours seminar of the groups A or B and then 2 hours of consulting for license to cabinet, room 307;</text:span></text:p>
      <text:p text:style-name="P40">                 <text:span text:style-name="T6">Friday (from 10 am) - 2 hours of seminar groups and then 2 hours of "Math competitions" (in C309 or C112, preferably) for students from all departments.</text:span></text:p>
      <text:p text:style-name="P34"/>
      <text:p text:style-name="P25"/>
      <text:p text:style-name="P8"><text:bookmark text:name="tw-target-text12"/>Diana Trandabăţ</text:p>
      <text:p text:style-name="P33"/>
      <text:p text:style-name="P34">- LC year Master I: Lexicologie, Morphologie and computational syntax</text:p>
      <text:p text:style-name="P40">    <text:span text:style-name="T6">- Course: Monday, 12/10</text:span></text:p>
      <text:p text:style-name="P40">    <text:span text:style-name="T6">- Lab: Monday 12-14</text:span></text:p>
      <text:p text:style-name="P34">- Master LC year II: Automatic translation</text:p>
      <text:p text:style-name="P40">    <text:span text:style-name="T6">-curs: Tuesday 10-12</text:span></text:p>
      <text:p text:style-name="P40">    <text:span text:style-name="T6">- Lab: Tuesday 12-14</text:span></text:p>
      <text:p text:style-name="P37"><text:span text:style-name="T19">P</text:span>lease put <text:span text:style-name="T19">the c</text:span>ourses in the basement and the laboratory in any <text:span text:style-name="T19">free </text:span>laboratory. After school I <text:span text:style-name="T19">will </text:span>ask them if they have laptop and we can do <text:span text:style-name="T19">the</text:span> lab <text:span text:style-name="T19">too</text:span> in the basement. And if <text:span text:style-name="T19">they </text:span>will comment about hours, we will move <text:span text:style-name="T19">them after </text:span>the first week.</text:p>
      <text:p text:style-name="P33"/>
      <text:p text:style-name="P34">Cosmin Varlan:</text:p>
      <text:p text:style-name="P33"/>
      <text:p text:style-name="P34">As mandatory restrictions:</text:p>
      <text:p text:style-name="P40"> <text:span text:style-name="T6">- Laboratories </text:span><text:span text:style-name="T9">of </text:span><text:span text:style-name="T6">Developing physical systems using microprocessors (you wanted to write full name) </text:span><text:span text:style-name="T9">t</text:span><text:span text:style-name="T6">o not overlap - meaning that even if </text:span><text:span text:style-name="T9">there are </text:span><text:span text:style-name="T6">two different teachers</text:span><text:span text:style-name="T9">(in the same time) , they </text:span><text:span text:style-name="T6"><text:s/>will use the same hardware resources that are not our computers in the lab but there are some different equipment and I only have </text:span><text:span text:style-name="T9">for </text:span><text:span text:style-name="T6">a group (so there may </text:span><text:span text:style-name="T9">not </text:span><text:span text:style-name="T6"><text:s/>be two labs simultaneously) - and </text:span><text:span text:style-name="T9">I</text:span><text:span text:style-name="T6"> want the </text:span><text:soft-page-break/><text:span text:style-name="T6">C210 (I hope to </text:span><text:span text:style-name="T9">be </text:span><text:span text:style-name="T6">furnish</text:span><text:span text:style-name="T9">ed</text:span><text:span text:style-name="T6">) because of equipment </text:span><text:span text:style-name="T9">sitting </text:span><text:span text:style-name="T6">on the </text:span><text:span text:style-name="T9">basement</text:span><text:span text:style-name="T6"> and I do not </text:span><text:span text:style-name="T9">want to carry it </text:span><text:span text:style-name="T6">too much.</text:span></text:p>
      <text:p text:style-name="P40"> <text:span text:style-name="T6">- The database and the development of physical systems using microprocessors do not overlap (as I like to go to both simultaneously)</text:span></text:p>
      <text:p text:style-name="P41"> <text:span text:style-name="T6">- </text:span><text:span text:style-name="T9">it is a must to</text:span><text:span text:style-name="T6"> finish at 6am </text:span><text:span text:style-name="T9">once </text:span><text:span text:style-name="T6">,</text:span><text:span text:style-name="T9">i</text:span><text:span text:style-name="T6">n </text:span><text:span text:style-name="T9">the</text:span><text:span text:style-name="T6"> same day </text:span><text:span text:style-name="T9">with</text:span><text:span text:style-name="T6"> Sabin Buraga . </text:span></text:p>
      <text:p text:style-name="P33"/>
      <text:p text:style-name="P34">Now options:</text:p>
      <text:p text:style-name="P33"/>
      <text:p text:style-name="P34">Course Databases put it as like Mihaela Breaban [not bother me here]</text:p>
      <text:p text:style-name="P34">Developing physical systems using microprocessors (optional) please put it into C309, regardless of day or time (as if I have to carry <text:span text:style-name="T19">the</text:span> equipment - and you should see what we have around the office) <text:span text:style-name="T19">I </text:span>do not want to break my back up <text:span text:style-name="T19">to</text:span> C2 or <text:span text:style-name="T19">to</text:span> C112. Possibly <text:span text:style-name="T19">you</text:span> can put <text:span text:style-name="T19">it in </text:span>the same time with the Android and what's in the package with him (like people to go where they need and there <text:span text:style-name="T19">to not be </text:span><text:s/>overlap too much <text:s/>:D)<text:span text:style-name="T19">).</text:span></text:p>
      <text:p text:style-name="P33"/>
      <text:p text:style-name="P34">Otherwise, I want laboratories or workshops glued and if possible more of the same type one after another, possibly with lunch break from 12 to 14. I would really want to 8 hours but did not oppose me: D</text:p>
      <text:p text:style-name="P33"/>
      <text:p text:style-name="P34">Here's the list:</text:p>
      <text:p text:style-name="P34">2 x Databases</text:p>
      <text:p text:style-name="P34">1 X Developing physical systems using microprocessors [those <text:span text:style-name="T20">I really</text:span> want in C210 - the library, even if <text:span text:style-name="T20">there</text:span> are <text:span text:style-name="T20">just</text:span> some tables and chairs - even those that were before the library: <text:s/>Adi promised <text:span text:style-name="T20">me </text:span>that <text:span text:style-name="T20">I </text:span>can take a piece of the<text:span text:style-name="T20"> additional </text:span>hall to put my equipment in it and it's easy to move them back and forth]. I would prefer that all laboratories (and myself and Vlad's C<text:span text:style-name="T20">raciun</text:span> be after the course - not necessarily on the same day to be after - I mean in the week)</text:p>
      <text:p text:style-name="P34">3 X Logic</text:p>
      <text:p text:style-name="P34">3 X Information Security</text:p>
      <text:p text:style-name="P25"/>
      <text:p text:style-name="P25"/>
      <text:p text:style-name="P26"/>
      <text:p text:style-name="P18">Laura Nastasa :</text:p>
      <text:p text:style-name="P26"/>
      <text:p text:style-name="P26">2 x Databases - Tuesday, Wednesday, Thursday or Friday in the range 8-12 [ both in the same day]</text:p>
      <text:p text:style-name="P26"/>
      <text:p text:style-name="P26">Lucian Lazar</text:p>
      <text:p text:style-name="P26"/>
      <text:p text:style-name="P26">2 x Databases - will you send him mail</text:p>
      <text:p text:style-name="P26"/>
      <text:p text:style-name="P26">Robert Kristo :</text:p>
      <text:p text:style-name="P26"/>
      <text:p text:style-name="P26">2 x Databases : 8-10 or 18-20 ( has served in ), preferably Tuesday , Wednesday, Thursday</text:p>
      <text:p text:style-name="P26"/>
      <text:p text:style-name="P26">Pasat Tiberiu :</text:p>
      <text:p text:style-name="P26"/>
      <text:p text:style-name="P26">3 X Databases : 18-20 ( has a job before )</text:p>
      <text:p text:style-name="P26"/>
      <text:p text:style-name="P26"><text:soft-page-break/>Cristian Frăsinaru</text:p>
      <text:p text:style-name="P26"/>
      <text:p text:style-name="P26">I <text:span text:style-name="T21">have</text:span> the master Java Technologies ISS + OC + SD ( SI no longer ).</text:p>
      <text:p text:style-name="P26">Three groups appear o<text:span text:style-name="T22">n</text:span> states <text:s/>(two <text:span text:style-name="T22">mine</text:span> <text:span text:style-name="T22">for</text:span> ISS , OC and one <text:span text:style-name="T22">Alex for </text:span>SD )</text:p>
      <text:p text:style-name="P26">but not sure , Alex knew he <text:span text:style-name="T22">would have also</text:span> two groups.</text:p>
      <text:p text:style-name="P26"/>
      <text:p text:style-name="P26">Anyway , it's ideal to me :</text:p>
      <text:p text:style-name="P26">- <text:span text:style-name="T22">C</text:span>309 or <text:span text:style-name="T22">C</text:span>112, <text:s/>16-18 , 18-20 Wednesday </text:p>
      <text:p text:style-name="P26">- Thursday : 10-12 , 12-14 , consultations may be 8-10</text:p>
      <text:p text:style-name="P26">If you can not Wednesday be Tuesday 16-18,18-20 but prefer Wednesday.</text:p>
      <text:p text:style-name="P26"/>
      <text:p text:style-name="P9"><text:bookmark text:name="tw-target-text13"/>Catalin Barjoveanu</text:p>
      <text:p text:style-name="P33"/>
      <text:p text:style-name="P34"><text:span text:style-name="T22">In s</text:span>emester 1 , <text:span text:style-name="T22">I have</text:span>:</text:p>
      <text:p text:style-name="P34">1 course at MSI2 Security Software + MISS2 (preferably seminar room</text:p>
      <text:p text:style-name="P34">C901 or C909 with laptop + video because there is better seen in video)</text:p>
      <text:p text:style-name="P34">1 Security Software Laboratory in MSI2 (room laboratory</text:p>
      <text:p text:style-name="P34">laptop + video)</text:p>
      <text:p text:style-name="P34">1 Security Software Laboratory in MISS2 (room laboratory</text:p>
      <text:p text:style-name="P34">laptop + video)</text:p>
      <text:p text:style-name="P34">2 laboratories of Information Security at Year 3 (laboratory room)</text:p>
      <text:p text:style-name="P34">-------------------------------------------------- -------------------</text:p>
      <text:p text:style-name="P33"/>
      <text:p text:style-name="P34">That restriction, masks COURSE I want to be preferable from Tuesday</text:p>
      <text:p text:style-name="P34">8-10; if you can not Tuesday at 8, then Tuesday 10-12 or 16-18.</text:p>
      <text:p text:style-name="P33"/>
      <text:p text:style-name="P34">2 LABORATORIES masks: if the course is set in the morning (8-10 or 10-12),</text:p>
      <text:p text:style-name="P34">laboratories I want to be grouped in one day on 16-20. If</text:p>
      <text:p text:style-name="P34">the course is set at 16, I'd like a laboratory after class and one in a</text:p>
      <text:p text:style-name="P34">8 morning.</text:p>
      <text:p text:style-name="P33"/>
      <text:p text:style-name="P34">2 LABORATORIES information security from 3rd year I want to be made</text:p>
      <text:p text:style-name="P34">grouped as possible with the other hours.</text:p>
      <text:p text:style-name="P33"/>
      <text:p text:style-name="P34">I <text:span text:style-name="T22">do not want</text:span> hours after 16:<text:span text:style-name="T22">00 but only once</text:span> a <text:span text:style-name="T22">week</text:span>.</text:p>
      <text:p text:style-name="P34"/>
      <text:p text:style-name="P34"/>
      <text:p text:style-name="P27"/>
      <text:p text:style-name="P27">Anca Ignat</text:p>
      <text:p text:style-name="P27"/>
      <text:p text:style-name="P27">I have 4 hours this semester: 2 courses + Digital Imaging to the MOC.</text:p>
      <text:p text:style-name="P27">I'd like the hourse to be in the same day. If you could, do not give me hours</text:p>
      <text:p text:style-name="P27">Tuesdays and Fridays after 18:00 as well. <text:span text:style-name="T23">F</text:span>or hours</text:p>
      <text:p text:style-name="P27">lab, I need a room where MATLAB is installed.</text:p>
      <text:p text:style-name="P27">For office hours, returning with an email after seeing first</text:p>
      <text:p text:style-name="P27">version of the schedule. Thank you. Good luck with that.</text:p>
      <text:p text:style-name="P27"/>
      <text:p text:style-name="P27">Cornelius Croitoru</text:p>
      <text:p text:style-name="P27"><text:soft-page-break/></text:p>
      <text:p text:style-name="P27">I have in the rule <text:span text:style-name="T23">the </text:span>Graph Algorithms in Year 2 and a special seminar.</text:p>
      <text:p text:style-name="P27"/>
      <text:p text:style-name="P27">Please put course from 8-10 Monday and Tuesday (Half-year order does not matter) in room C309. <text:span text:style-name="T23">I demand this </text:span>because <text:span text:style-name="T23">for</text:span> the regular seminar (14 groups, seven seminars, group 2 each time) is just Florentin Olariu and <text:span text:style-name="T23">it is</text:span> hard to make the same <text:span text:style-name="T23">homework</text:span> in a week to all students. I do not think it's too difficult to program during the mon<text:span text:style-name="T23">day</text:span> from 8 to 10 (not much competition at that time), but might as Tuesday to want Mr.</text:p>
      <text:p text:style-name="P27">Luchian to keep <text:span text:style-name="T23">his course</text:span>. I hope again from 8-10 am <text:span text:style-name="T23">to </text:span>not <text:span text:style-name="T23">have </text:span>competition (he can keep <text:span text:style-name="T23">like a boss</text:span> <text:span text:style-name="T23">from</text:span> 10 to 12).</text:p>
      <text:p text:style-name="P27">Usually keep <text:span text:style-name="T23">I</text:span> special seminar Friday from 18 to 20 <text:span text:style-name="T23">so that </text:span><text:s/><text:span text:style-name="T23">all </text:span>students from all groups <text:span text:style-name="T23">to </text:span>be free.</text:p>
      <text:p text:style-name="P27"/>
      <text:p text:style-name="P27">Stefan <text:span text:style-name="T23">Ciobaca</text:span></text:p>
      <text:p text:style-name="P27"/>
      <text:p text:style-name="P27">The first semester I am following hours:</text:p>
      <text:p text:style-name="P27"/>
      <text:p text:style-name="P27">Logic for Computer Science (ongoing series A)</text:p>
      <text:p text:style-name="P27">Logic for Computer Science (ongoing series B)</text:p>
      <text:p text:style-name="P27">Logic (s) for Computer Science (ongoing series C)</text:p>
      <text:p text:style-name="P27">Logic for Computer Science (4 seminars)</text:p>
      <text:p text:style-name="P27">Competitive Programming III (course) who is assistant Paul Deacon.</text:p>
      <text:p text:style-name="P27"/>
      <text:p text:style-name="P27">The request is to arrange them so:</text:p>
      <text:p text:style-name="P27"/>
      <text:p text:style-name="P27">1) I do not have hours <text:span text:style-name="T23">from</text:span> 8 am</text:p>
      <text:p text:style-name="P27"/>
      <text:p text:style-name="P27">2) 3 courses must satisfy the demands logic of Professor Masalagiu; I would prefer to be all three in a row, eg Monday from 10 to 16 or from 10 to 16 Tuesday or Wednesday from 10 to 16. For the former library in English must be reserved; for two courses in Romanian hall C2 or C3.</text:p>
      <text:p text:style-name="P27"/>
      <text:p text:style-name="P27">3) 4 seminars logic to be arranged in two blocks of 2 seminars; I do not mind if the same day</text:p>
      <text:p text:style-name="P27"/>
      <text:p text:style-name="P27">4) Competitive Programming course I want to be on Saturday from 10 to 14. For Competitive Programming course we need a <text:span text:style-name="T23">the </text:span>room C308 and good laboratories, preferably 412 and 413. PC Laboratories III status <text:span text:style-name="T23">is </text:span>seminar. Hall and laboratories must be reserved every Saturday from 10 to 14 (every two weeks we followe the course , <text:span text:style-name="T23">than </text:span>the laboratory and the other times we just Laboratory; sometimes we adapt according contests etc.)</text:p>
      <text:p text:style-name="P27"/>
      <text:p text:style-name="P28"/>
      <text:p text:style-name="P19">Liviu Ciortuz</text:p>
      <text:p text:style-name="P28"/>
      <text:p text:style-name="P28">1. I have the machine learning (ML) in the third year, plus 4 seminar groups:</text:p>
      <text:p text:style-name="P28">- I would like the course to precede my seminars ;</text:p>
      <text:p text:style-name="P28">- I would like very much to not take hours Mondays and Tuesdays (when preparing the course of that week;</text:p>
      <text:p text:style-name="P28">- I can not keep hours in the morning from 8 to 10 (morning revive<text:span text:style-name="T24">s</text:span> me hard ... I got older);</text:p>
      <text:p text:style-name="P28">- I'd rather have the afternoon and evening hours;</text:p>
      <text:p text:style-name="P28">- Obviously <text:span text:style-name="T24">I </text:span>prefer that the hours be grouped if possible four <text:span text:style-name="T24">in a row</text:span> (courses to the 2 Half-year to be one after another (or <text:span text:style-name="T24">at least in</text:span> the same day), and seminars will be grouped 2 <text:span text:style-name="T24">in a row</text:span>, so <text:span text:style-name="T24">I</text:span> will have <text:soft-page-break/>"<text:span text:style-name="T24">to work 4 hours in a row </text:span>when coming to FII).</text:p>
      <text:p text:style-name="P28"/>
      <text:p text:style-name="P28">2. In regards to my collaborators, ie people who will hold seminars on this subject:</text:p>
      <text:p text:style-name="P28"/>
      <text:p text:style-name="P28">Stefan A. Pantiru (computer, external collaborator)</text:p>
      <text:p text:style-name="P28">- Has 4 seminar groups and wants to have classes grouped (2 each seminar, so 4 hours) or morning between 8-12, or in the evening between the hours of 16 to 20;</text:p>
      <text:p text:style-name="P28">- NOT hold classes on Wednesdays.</text:p>
      <text:p text:style-name="P28"/>
      <text:p text:style-name="P28">B. Tiberius Dumitru (assistant, PhD., UT "Gh.")</text:p>
      <text:p text:style-name="P28">- Has 2 seminar groups; He wants to keep <text:span text:style-name="T24">his classes</text:span> Friday evening (16-20); has a very busy schedule at UT "Gh.," very much so please try to keep in mind <text:span text:style-name="T24">his</text:span> option.</text:p>
      <text:p text:style-name="P28"/>
      <text:p text:style-name="P28">C. <text:span text:style-name="T24">There are</text:span> 5 <text:span text:style-name="T24">more</text:span> seminar groups; <text:span text:style-name="T24">it </text:span>will <text:span text:style-name="T24">be </text:span>all <text:span text:style-name="T24">hold by </text:span>freelancers, <text:span text:style-name="T24">so you </text:span>should put all <text:span text:style-name="T24">them in the </text:span><text:s/>morning (4 hours) or evening (4 <text:span text:style-name="T24">hours</text:span>). Later today or tomorrow I will indicate the names of these employees (<text:span text:style-name="T24">I am </text:span>negotiating with them, but I <text:s/><text:span text:style-name="T24">did not <text:s/>take </text:span>the final decision <text:span text:style-name="T24">yet</text:span>).</text:p>
      <text:p text:style-name="P28"/>
      <text:p text:style-name="P28">3. <text:span text:style-name="T24">The</text:span> problem <text:span text:style-name="T24">of a</text:span> "special seminar" on the machine learning <text:span text:style-name="T24">to </text:span>come to the best students in the third year.</text:p>
      <text:p text:style-name="P28">I guess the lack of resources (time available halls and timetable) such a seminar can not be put in zone <text:span text:style-name="T24">sometime else</text:span> than Saturday or another day but only in the evening after 20 o'clock ,<text:span text:style-name="T24">so I </text:span>should discuss with students <text:span text:style-name="T24">at </text:span>the course in the first week and decide. For now you can pass it on Saturday mornings (but not at 8).</text:p>
      <text:p text:style-name="P28"/>
      <text:p text:style-name="P28">IMPORTANT:</text:p>
      <text:p text:style-name="P28">I prefer courses room 309 and possibly 112.</text:p>
      <text:p text:style-name="P28">Also prefer special seminar room 309.</text:p>
      <text:p text:style-name="P28">In general, for my seminars I prefer rooms with two tables, but they are few, far as I know ... I do not know how <text:span text:style-name="T25">occupied is </text:span>the room 2010, but I'd probably like to hold seminars there.</text:p>
      <text:p text:style-name="P28"/>
      <text:p text:style-name="P28">I (LC): 3 groups + "special seminar"</text:p>
      <text:p text:style-name="P28">Restrictions: Do not months, Tuesday, and in the other day from 8 am NOT.</text:p>
      <text:p text:style-name="P28">Preferences: my seminars to be made after the course (in the same week)</text:p>
      <text:p text:style-name="P28">"Special Seminar" can be placed between the hours 20-21: 40 (Wednesday-Friday) or Saturday from 10am. <text:span text:style-name="T25">I </text:span>urge C309. (Of course, if you can put sometime Wednesday-Friday between 10 to 20 <text:span text:style-name="T25">I </text:span>will not refuse.)</text:p>
      <text:p text:style-name="P28"/>
      <text:p text:style-name="P29"/>
      <text:p text:style-name="P29">Pantiru Stefan : 4 groups</text:p>
      <text:p text:style-name="P29">Restrictions : -NO Wednesday</text:p>
      <text:p text:style-name="P29"><text:s text:c="12"/>-grouped and to be put only in the morning (8-12 ) or evening ( 16-20 )</text:p>
      <text:p text:style-name="P29"/>
      <text:p text:style-name="P29">Dumitriu Tiberius ( UT Gh. ) : 2 groups</text:p>
      <text:p text:style-name="P29">Restrictions: only Friday between the hours of 16-20 .</text:p>
      <text:p text:style-name="P29">Note: He will tell us , after it is final his schedule ,</text:p>
      <text:p text:style-name="P29"><text:s text:c="12"/>what days and time slots will be available.</text:p>
      <text:p text:style-name="P29"/>
      <text:p text:style-name="P29">Badarau Elena : 4 groups</text:p>
      <text:p text:style-name="P29">Restrictions : NOT at 8:00 .</text:p>
      <text:p text:style-name="P29"><text:soft-page-break/></text:p>
      <text:p text:style-name="P29">NOTE : at all seminarse we need automatic projector . At my seminars I bring my projector . I will put my collaborators and above- disposal - maintained, but if our signature overlap , you will need to benefit from a projector from FII (if room does not already have scheduled video) .</text:p>
      <text:p text:style-name="P29"/>
      <text:p text:style-name="P20"/>
      <text:p text:style-name="P10"><text:bookmark text:name="tw-target-text14"/>Alex Moruz</text:p>
      <text:p text:style-name="P42"/>
      <text:p text:style-name="P34">I have six laboratories Formal Languages, Automata and Compilers and course material at your access. Oana it has done during the first 6 weeks and me until the end. I <text:span text:style-name="T25">also </text:span>have a laboratory for Java Technologies in SD I merged with SD II. Please <text:s/><text:span text:style-name="T25">put my</text:span> hours, as much as possible between 10.00 and 16.00. You can put them in <text:span text:style-name="T25">whatever</text:span> day<text:span text:style-name="T25">s you like</text:span>, <text:span text:style-name="T25">I </text:span>do not fuss, but I'd rather not have Saturday or Sunday hours.</text:p>
      <text:p text:style-name="P33"/>
      <text:p text:style-name="P34">Daniela Gifu</text:p>
      <text:p text:style-name="P33"/>
      <text:p text:style-name="P34">Ok, for natural language semantics and pragmatics (course + seminar) II MLC, please have me in mind</text:p>
      <text:p text:style-name="P34">Tuesday - 16.00-20.00, room C308 (as I learned it already!).</text:p>
      <text:p text:style-name="P34">Daniela Gifu, CS III</text:p>
      <text:p text:style-name="P34">Monday, 14-16 - circle NLP (basement)</text:p>
      <text:p text:style-name="P34">Tuesday 16-18 - SPLN course (C308)</text:p>
      <text:p text:style-name="P40">         <text:span text:style-name="T6">18.20 - SPLN seminar (C308)</text:span></text:p>
      <text:p text:style-name="P34">Thursday 18-20 - consultations (R201)</text:p>
      <text:p text:style-name="P33"/>
      <text:p text:style-name="P34">Cristian Vidrascu</text:p>
      <text:p text:style-name="P33"/>
      <text:p text:style-name="P34">In <text:span text:style-name="T25">first semester</text:span> I have only two courses to master:</text:p>
      <text:p text:style-name="P34">- Distributed Operating Systems - SD master 2nd year plus the optional 2/1 years to master ISS</text:p>
      <text:p text:style-name="P40">  <text:span text:style-name="T6">(For those of ISS, this course is being complementary / optional - will come only those who choose it)</text:span></text:p>
      <text:p text:style-name="P34">- Security of operating systems and malicious - the master and 2nd year</text:p>
      <text:p text:style-name="P33"/>
      <text:p text:style-name="P34">Dragos Gavrilut <text:span text:style-name="T25">has the </text:span>associated laboratories.</text:p>
      <text:p text:style-name="P33"/>
      <text:p text:style-name="P34">For both classes <text:span text:style-name="T25">I </text:span>want a small room with projector - so be room C308 (it is enough for the first course, given that the course is optional for those from ISS)</text:p>
      <text:p text:style-name="P34">be former library if / when it will be ready.</text:p>
      <text:p text:style-name="P33"/>
      <text:p text:style-name="P34">As time slot, involving master for both courses in the range of 16 to 18 . And from 18 to 20 you can put related laboratory, if it fits the requirements <text:span text:style-name="T25">of </text:span>Dragos.</text:p>
      <text:p text:style-name="P34">(Or, if you will ask any laboratory 8-10 morning, then the course can still be 10-12.)</text:p>
      <text:p text:style-name="P33"/>
      <text:p text:style-name="P34">I want to be the 2 courses on consecutive days, ie one on Monday and one on Tuesday (does not matter which of the courses is put first and the second).</text:p>
      <text:p text:style-name="P34">If you can not Monday + Tuesday , <text:span text:style-name="T25">than</text:span> plan Tuesday + Wednesday.</text:p>
      <text:p text:style-name="P34">(In no case can not Thursday or Friday because I will sometimes leave the <text:span text:style-name="T25">city</text:span>.)</text:p>
      <text:p text:style-name="P33"/>
      <text:p text:style-name="P34"><text:span text:style-name="T25">The </text:span>consultations can <text:span text:style-name="T25">be </text:span>put in the day with the second course, before the course.</text:p>
      <text:p text:style-name="P29"><text:soft-page-break/></text:p>
      <text:p text:style-name="P29"/>
      <text:p text:style-name="P30"/>
      <text:p text:style-name="P30">Augusto perez</text:p>
      <text:p text:style-name="P30"/>
      <text:p text:style-name="P31">Monday: 8: 00-18: 00;</text:p>
      <text:p text:style-name="P31">Tuesday: 8: 00-18: 00;</text:p>
      <text:p text:style-name="P31">Wednesday: 8: 00-14: 00;</text:p>
      <text:p text:style-name="P31">Thursday: 8: 00-14: 00;</text:p>
      <text:p text:style-name="P31">Friday: 8: 00-10: 00.</text:p>
      <text:p text:style-name="P30"/>
      <text:p text:style-name="P30">Paul Camelia</text:p>
      <text:p text:style-name="P30"/>
      <text:p text:style-name="P30">My name is Paul Camelia and I will held the pedagogy seminars for the second year.</text:p>
      <text:p text:style-name="P30">I have a huge request to you. Please send me set the hours</text:p>
      <text:p text:style-name="P30">in the same day and as far as possible to be from 8 to 12 or from 16 to 20. From 12 to 16 I work somewhere else.</text:p>
      <text:p text:style-name="P30"/>
      <text:p text:style-name="P30">Vasile Alaiba</text:p>
      <text:p text:style-name="P30"/>
      <text:p text:style-name="P30">I have 5 groups of logic this semester. You can put them in any day from Monday to Friday between the hours 8-14.</text:p>
      <text:p text:style-name="P30"/>
      <text:p text:style-name="P30">Henri Luchian</text:p>
      <text:p text:style-name="P30"/>
      <text:p text:style-name="P30">Thank you for your message.</text:p>
      <text:p text:style-name="P30">I hope to still be timely sent information below:</text:p>
      <text:p text:style-name="P30"/>
      <text:p text:style-name="P30">1.- Genetic Algorithms - elective course, year II.</text:p>
      <text:p text:style-name="P30">Course - hard preference (for objective reasons) 10-14 Tuesday.</text:p>
      <text:p text:style-name="P30">preference room: C308. Laptop, projector.</text:p>
      <text:p text:style-name="P30"/>
      <text:p text:style-name="P30">As in previous years, will be weeks when I will not be in Iasi and therefore I keep 4 hours a row.</text:p>
      <text:p text:style-name="P30">Mihaela Breaban deals works.</text:p>
      <text:p text:style-name="P30"/>
      <text:p text:style-name="P30">2.- Teaching Informatics - preference ( all hard, unfortunately): Wednesday 10-12 C room 308. Laptop, projector.</text:p>
      <text:p text:style-name="P30"/>
      <text:p text:style-name="P30">As in previous years, the Teaching will be held during the first semester, in the second half because I have many hours at Masters.</text:p>
      <text:p text:style-name="P30">Seminar - prof. Mirela Tibu, School of Informatics, but the seminars will be held in the second semester, in order not to overload stud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Neue" svg:font-family="HelveticaNeue, 'Helvetica Neue', Helvetica, Arial, 'Lucida Grande', sans-serif"/>
    <style:font-face style:name="Mangal1" svg:font-family="Mangal"/>
    <style:font-face style:name="arial" svg:font-family="arial,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24T13:54:42.702000000</dc:date>
    <meta:editing-duration>PT22M18S</meta:editing-duration>
    <meta:editing-cycles>6</meta:editing-cycles>
    <meta:generator>LibreOffice/5.1.2.2$Windows_x86 LibreOffice_project/d3bf12ecb743fc0d20e0be0c58ca359301eb705f</meta:generator>
    <meta:document-statistic meta:table-count="0" meta:image-count="0" meta:object-count="0" meta:page-count="17" meta:paragraph-count="481" meta:word-count="6517" meta:character-count="35529" meta:non-whitespace-character-count="29218"/>
  </office:meta>
</office:document-meta>
</file>